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2" style:family="paragraph" style:parent-style-name="Texte_20_brut">
      <style:text-properties style:font-name="DejaVu Sans Mono" fo:font-size="10pt" fo:language="pt" fo:country="BR" officeooo:rsid="001aa57c" officeooo:paragraph-rsid="001aa57c" style:font-size-asian="10pt" style:font-name-complex="DejaVu Sans Mono" style:font-size-complex="10pt"/>
    </style:style>
    <style:style style:name="P33" style:family="paragraph" style:parent-style-name="Texte_20_brut">
      <style:text-properties style:font-name="DejaVu Sans Mono" fo:font-size="10pt" fo:language="pt" fo:country="BR" officeooo:rsid="0022b55f" officeooo:paragraph-rsid="0022b55f" style:font-size-asian="10pt" style:font-name-complex="DejaVu Sans Mono" style:font-size-complex="10pt"/>
    </style:style>
    <style:style style:name="P34" style:family="paragraph" style:parent-style-name="Texte_20_brut">
      <style:text-properties style:font-name="DejaVu Sans Mono" fo:font-size="10pt" fo:language="pt" fo:country="BR" officeooo:rsid="0022b55f" officeooo:paragraph-rsid="00233c11" style:font-size-asian="10pt" style:font-name-complex="DejaVu Sans Mono" style:font-size-complex="10pt"/>
    </style:style>
    <style:style style:name="P35" style:family="paragraph" style:parent-style-name="Texte_20_brut">
      <style:text-properties style:font-name="DejaVu Sans Mono" fo:font-size="10pt" fo:language="pt" fo:country="BR" officeooo:paragraph-rsid="0029d6ce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paragraph-rsid="002a69e8" style:font-size-asian="10pt" style:font-name-complex="DejaVu Sans Mono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paragraph-rsid="002c07a0" style:font-size-asian="10pt" style:font-name-complex="DejaVu Sans Mono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rsid="002df381" officeooo:paragraph-rsid="002df381" style:font-size-asian="10pt" style:font-name-complex="DejaVu Sans Mono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paragraph-rsid="002df381" style:font-size-asian="10pt" style:font-name-complex="DejaVu Sans Mono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paragraph-rsid="002efafb" style:font-size-asian="10pt" style:font-name-complex="DejaVu Sans Mono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rsid="002efafb" officeooo:paragraph-rsid="002efafb" style:font-size-asian="10pt" style:font-name-complex="DejaVu Sans Mono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3066c4" officeooo:paragraph-rsid="003066c4" style:font-size-asian="10pt" style:font-name-complex="DejaVu Sans Mono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paragraph-rsid="003066c4" style:font-size-asian="10pt" style:font-name-complex="DejaVu Sans Mono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paragraph-rsid="00322600" style:font-size-asian="10pt" style:font-name-complex="DejaVu Sans Mono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3306aa" officeooo:paragraph-rsid="003306aa" style:font-size-asian="10pt" style:font-name-complex="DejaVu Sans Mono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paragraph-rsid="0034012d" style:font-size-asian="10pt" style:font-name-complex="DejaVu Sans Mono" style:font-size-complex="10pt"/>
    </style:style>
    <style:style style:name="P49" style:family="paragraph" style:parent-style-name="Texte_20_brut">
      <style:text-properties style:font-name="DejaVu Sans Mono" fo:font-size="10pt" fo:language="pt" fo:country="BR" officeooo:rsid="00346934" officeooo:paragraph-rsid="00346934" style:font-size-asian="10pt" style:font-name-complex="DejaVu Sans Mono" style:font-size-complex="10pt"/>
    </style:style>
    <style:style style:name="P50" style:family="paragraph" style:parent-style-name="Texte_20_brut">
      <style:text-properties style:font-name="DejaVu Sans Mono" fo:font-size="10pt" fo:language="pt" fo:country="BR" officeooo:paragraph-rsid="00346934" style:font-size-asian="10pt" style:font-name-complex="DejaVu Sans Mono" style:font-size-complex="10pt"/>
    </style:style>
    <style:style style:name="P51" style:family="paragraph" style:parent-style-name="Texte_20_brut">
      <style:text-properties style:font-name="DejaVu Sans Mono" fo:font-size="10pt" fo:language="pt" fo:country="BR" officeooo:paragraph-rsid="00348208" style:font-size-asian="10pt" style:font-name-complex="DejaVu Sans Mono" style:font-size-complex="10pt"/>
    </style:style>
    <style:style style:name="P52" style:family="paragraph" style:parent-style-name="Texte_20_brut">
      <style:text-properties style:font-name="DejaVu Sans Mono" fo:font-size="10pt" fo:language="pt" fo:country="BR" officeooo:rsid="00348208" officeooo:paragraph-rsid="00348208" style:font-size-asian="10pt" style:font-name-complex="DejaVu Sans Mono" style:font-size-complex="10pt"/>
    </style:style>
    <style:style style:name="P53" style:family="paragraph" style:parent-style-name="Texte_20_brut">
      <style:text-properties style:font-name="DejaVu Sans Mono" fo:font-size="10pt" fo:language="pt" fo:country="BR" officeooo:rsid="0035e285" officeooo:paragraph-rsid="0035e285" style:font-size-asian="10pt" style:font-name-complex="DejaVu Sans Mono" style:font-size-complex="10pt"/>
    </style:style>
    <style:style style:name="P54" style:family="paragraph" style:parent-style-name="Texte_20_brut">
      <style:text-properties style:font-name="DejaVu Sans Mono" fo:font-size="10pt" fo:language="pt" fo:country="BR" officeooo:paragraph-rsid="0035e285" style:font-size-asian="10pt" style:font-name-complex="DejaVu Sans Mono" style:font-size-complex="10pt"/>
    </style:style>
    <style:style style:name="P55" style:family="paragraph" style:parent-style-name="Texte_20_brut">
      <style:text-properties style:font-name="DejaVu Sans Mono" fo:font-size="10pt" fo:language="pt" fo:country="BR" officeooo:rsid="0036fcc6" officeooo:paragraph-rsid="0036fcc6" style:font-size-asian="10pt" style:font-name-complex="DejaVu Sans Mono" style:font-size-complex="10pt"/>
    </style:style>
    <style:style style:name="P56" style:family="paragraph" style:parent-style-name="Texte_20_brut">
      <style:text-properties style:font-name="DejaVu Sans Mono" fo:font-size="10pt" fo:language="pt" fo:country="BR" officeooo:rsid="00376a5d" officeooo:paragraph-rsid="00376a5d" style:font-size-asian="10pt" style:font-name-complex="DejaVu Sans Mono" style:font-size-complex="10pt"/>
    </style:style>
    <style:style style:name="P57" style:family="paragraph" style:parent-style-name="Texte_20_brut">
      <style:text-properties style:font-name="DejaVu Sans Mono" fo:font-size="10pt" fo:language="pt" fo:country="BR" officeooo:rsid="0038f0e5" officeooo:paragraph-rsid="0038f0e5" style:font-size-asian="10pt" style:font-name-complex="DejaVu Sans Mono" style:font-size-complex="10pt"/>
    </style:style>
    <style:style style:name="P58" style:family="paragraph" style:parent-style-name="Texte_20_brut">
      <style:text-properties style:font-name="DejaVu Sans Mono" fo:font-size="10pt" fo:language="pt" fo:country="BR" officeooo:rsid="00394291" officeooo:paragraph-rsid="00394291" style:font-size-asian="10pt" style:font-name-complex="DejaVu Sans Mono" style:font-size-complex="10pt"/>
    </style:style>
    <style:style style:name="P59" style:family="paragraph" style:parent-style-name="Texte_20_brut">
      <style:text-properties style:font-name="DejaVu Sans Mono" fo:font-size="10pt" fo:language="pt" fo:country="BR" officeooo:paragraph-rsid="00394291" style:font-size-asian="10pt" style:font-name-complex="DejaVu Sans Mono" style:font-size-complex="10pt"/>
    </style:style>
    <style:style style:name="P60" style:family="paragraph" style:parent-style-name="Texte_20_brut">
      <style:text-properties style:font-name="DejaVu Sans Mono" fo:font-size="10pt" fo:language="pt" fo:country="BR" officeooo:rsid="003a6abf" officeooo:paragraph-rsid="003a6abf" style:font-size-asian="10pt" style:font-name-complex="DejaVu Sans Mono" style:font-size-complex="10pt"/>
    </style:style>
    <style:style style:name="P61" style:family="paragraph" style:parent-style-name="Texte_20_brut">
      <style:text-properties style:font-name="DejaVu Sans Mono" fo:font-size="10pt" fo:language="pt" fo:country="BR" officeooo:paragraph-rsid="003a6abf" style:font-size-asian="10pt" style:font-name-complex="DejaVu Sans Mono" style:font-size-complex="10pt"/>
    </style:style>
    <style:style style:name="P62" style:family="paragraph" style:parent-style-name="Texte_20_brut">
      <style:text-properties style:font-name="DejaVu Sans Mono" fo:font-size="10pt" fo:language="pt" fo:country="BR" officeooo:paragraph-rsid="003b8b3c" style:font-size-asian="10pt" style:font-name-complex="DejaVu Sans Mono" style:font-size-complex="10pt"/>
    </style:style>
    <style:style style:name="P63" style:family="paragraph" style:parent-style-name="Texte_20_brut">
      <style:text-properties style:font-name="DejaVu Sans Mono" fo:font-size="10pt" fo:language="pt" fo:country="BR" officeooo:rsid="003c05b8" officeooo:paragraph-rsid="003c05b8" style:font-size-asian="10pt" style:font-name-complex="DejaVu Sans Mono" style:font-size-complex="10pt"/>
    </style:style>
    <style:style style:name="P64" style:family="paragraph" style:parent-style-name="Texte_20_brut">
      <style:text-properties style:font-name="DejaVu Sans Mono" fo:font-size="10pt" fo:language="pt" fo:country="BR" officeooo:paragraph-rsid="003c05b8" style:font-size-asian="10pt" style:font-name-complex="DejaVu Sans Mono" style:font-size-complex="10pt"/>
    </style:style>
    <style:style style:name="P65" style:family="paragraph" style:parent-style-name="Texte_20_brut">
      <style:text-properties style:font-name="DejaVu Sans Mono" fo:font-size="10pt" fo:language="pt" fo:country="BR" officeooo:paragraph-rsid="003dd8fa" style:font-size-asian="10pt" style:font-name-complex="DejaVu Sans Mono" style:font-size-complex="10pt"/>
    </style:style>
    <style:style style:name="P66" style:family="paragraph" style:parent-style-name="Texte_20_brut">
      <style:text-properties style:font-name="DejaVu Sans Mono" fo:font-size="10pt" fo:language="pt" fo:country="BR" officeooo:rsid="003dd8fa" officeooo:paragraph-rsid="003dd8fa" style:font-size-asian="10pt" style:font-name-complex="DejaVu Sans Mono" style:font-size-complex="10pt"/>
    </style:style>
    <style:style style:name="P67" style:family="paragraph" style:parent-style-name="Texte_20_brut">
      <style:text-properties style:font-name="DejaVu Sans Mono" fo:font-size="10pt" fo:language="pt" fo:country="BR" officeooo:rsid="003f3d4e" style:font-size-asian="10pt" style:font-name-complex="DejaVu Sans Mono" style:font-size-complex="10pt"/>
    </style:style>
    <style:style style:name="P68" style:family="paragraph" style:parent-style-name="Texte_20_brut">
      <style:text-properties style:font-name="DejaVu Sans Mono" fo:font-size="10pt" fo:language="pt" fo:country="BR" officeooo:rsid="003f3d4e" officeooo:paragraph-rsid="003f3d4e" style:font-size-asian="10pt" style:font-name-complex="DejaVu Sans Mono" style:font-size-complex="10pt"/>
    </style:style>
    <style:style style:name="P69" style:family="paragraph" style:parent-style-name="Texte_20_brut">
      <style:text-properties style:font-name="DejaVu Sans Mono" fo:font-size="10pt" fo:language="pt" fo:country="BR" officeooo:paragraph-rsid="003f3d4e" style:font-size-asian="10pt" style:font-name-complex="DejaVu Sans Mono" style:font-size-complex="10pt"/>
    </style:style>
    <style:style style:name="P70" style:family="paragraph" style:parent-style-name="Texte_20_brut">
      <style:text-properties style:font-name="DejaVu Sans Mono" fo:font-size="10pt" fo:language="pt" fo:country="BR" officeooo:paragraph-rsid="003fff80" style:font-size-asian="10pt" style:font-name-complex="DejaVu Sans Mono" style:font-size-complex="10pt"/>
    </style:style>
    <style:style style:name="P71" style:family="paragraph" style:parent-style-name="Texte_20_brut">
      <style:text-properties style:font-name="DejaVu Sans Mono" fo:font-size="10pt" fo:language="pt" fo:country="BR" officeooo:rsid="003fff80" officeooo:paragraph-rsid="003fff80" style:font-size-asian="10pt" style:font-name-complex="DejaVu Sans Mono" style:font-size-complex="10pt"/>
    </style:style>
    <style:style style:name="P72" style:family="paragraph" style:parent-style-name="Texte_20_brut">
      <style:text-properties style:font-name="DejaVu Sans Mono" fo:font-size="10pt" fo:language="pt" fo:country="BR" officeooo:paragraph-rsid="00436b81" style:font-size-asian="10pt" style:font-name-complex="DejaVu Sans Mono" style:font-size-complex="10pt"/>
    </style:style>
    <style:style style:name="P73" style:family="paragraph" style:parent-style-name="Texte_20_brut">
      <style:text-properties style:font-name="DejaVu Sans Mono" fo:font-size="10pt" fo:language="pt" fo:country="BR" officeooo:rsid="00436b81" officeooo:paragraph-rsid="00436b81" style:font-size-asian="10pt" style:font-name-complex="DejaVu Sans Mono" style:font-size-complex="10pt"/>
    </style:style>
    <style:style style:name="P74" style:family="paragraph" style:parent-style-name="Texte_20_brut">
      <style:text-properties style:font-name="DejaVu Sans Mono" fo:font-size="10pt" fo:language="pt" fo:country="BR" officeooo:rsid="0043b331" officeooo:paragraph-rsid="0043b331" style:font-size-asian="10pt" style:font-name-complex="DejaVu Sans Mono" style:font-size-complex="10pt"/>
    </style:style>
    <style:style style:name="P75" style:family="paragraph" style:parent-style-name="Texte_20_brut">
      <style:text-properties style:font-name="DejaVu Sans Mono" fo:font-size="10pt" fo:language="pt" fo:country="BR" officeooo:paragraph-rsid="0043b331" style:font-size-asian="10pt" style:font-name-complex="DejaVu Sans Mono" style:font-size-complex="10pt"/>
    </style:style>
    <style:style style:name="P76" style:family="paragraph" style:parent-style-name="Texte_20_brut">
      <style:text-properties style:font-name="DejaVu Sans Mono" fo:font-size="10pt" fo:language="pt" fo:country="BR" officeooo:paragraph-rsid="00457d70" style:font-size-asian="10pt" style:font-name-complex="DejaVu Sans Mono" style:font-size-complex="10pt"/>
    </style:style>
    <style:style style:name="P77" style:family="paragraph" style:parent-style-name="Texte_20_brut">
      <style:text-properties style:font-name="DejaVu Sans Mono" fo:font-size="10pt" fo:language="pt" fo:country="BR" officeooo:rsid="00457d70" officeooo:paragraph-rsid="00457d70" style:font-size-asian="10pt" style:font-name-complex="DejaVu Sans Mono" style:font-size-complex="10pt"/>
    </style:style>
    <style:style style:name="P78" style:family="paragraph" style:parent-style-name="Texte_20_brut">
      <style:text-properties style:font-name="DejaVu Sans Mono" fo:font-size="10pt" fo:language="pt" fo:country="BR" officeooo:paragraph-rsid="0045d3c1" style:font-size-asian="10pt" style:font-name-complex="DejaVu Sans Mono" style:font-size-complex="10pt"/>
    </style:style>
    <style:style style:name="P79" style:family="paragraph" style:parent-style-name="Texte_20_brut">
      <style:text-properties style:font-name="DejaVu Sans Mono" fo:font-size="10pt" fo:language="pt" fo:country="BR" officeooo:rsid="0045d3c1" officeooo:paragraph-rsid="0045d3c1" style:font-size-asian="10pt" style:font-name-complex="DejaVu Sans Mono" style:font-size-complex="10pt"/>
    </style:style>
    <style:style style:name="P80" style:family="paragraph" style:parent-style-name="Texte_20_brut">
      <style:text-properties style:font-name="DejaVu Sans Mono" fo:font-size="10pt" fo:language="pt" fo:country="BR" officeooo:paragraph-rsid="00476ca1" style:font-size-asian="10pt" style:font-name-complex="DejaVu Sans Mono" style:font-size-complex="10pt"/>
    </style:style>
    <style:style style:name="P81" style:family="paragraph" style:parent-style-name="Texte_20_brut">
      <style:text-properties style:font-name="DejaVu Sans Mono" fo:font-size="10pt" fo:language="pt" fo:country="BR" officeooo:rsid="00490245" officeooo:paragraph-rsid="00490245" style:font-size-asian="10pt" style:font-name-complex="DejaVu Sans Mono" style:font-size-complex="10pt"/>
    </style:style>
    <style:style style:name="P82" style:family="paragraph" style:parent-style-name="Texte_20_brut">
      <style:text-properties style:font-name="DejaVu Sans Mono" fo:font-size="10pt" fo:language="pt" fo:country="BR" officeooo:paragraph-rsid="00490245" style:font-size-asian="10pt" style:font-name-complex="DejaVu Sans Mono" style:font-size-complex="10pt"/>
    </style:style>
    <style:style style:name="P83" style:family="paragraph" style:parent-style-name="Texte_20_brut">
      <style:text-properties style:font-name="DejaVu Sans Mono" fo:font-size="10pt" fo:language="pt" fo:country="BR" officeooo:paragraph-rsid="0049ca23" style:font-size-asian="10pt" style:font-name-complex="DejaVu Sans Mono" style:font-size-complex="10pt"/>
    </style:style>
    <style:style style:name="P84" style:family="paragraph" style:parent-style-name="Texte_20_brut">
      <style:text-properties style:font-name="DejaVu Sans Mono" fo:font-size="10pt" fo:language="pt" fo:country="BR" officeooo:rsid="0049ca23" officeooo:paragraph-rsid="0049ca23" style:font-size-asian="10pt" style:font-name-complex="DejaVu Sans Mono" style:font-size-complex="10pt"/>
    </style:style>
    <style:style style:name="P85" style:family="paragraph" style:parent-style-name="Texte_20_brut">
      <style:text-properties style:font-name="DejaVu Sans Mono" fo:font-size="10pt" fo:language="pt" fo:country="BR" officeooo:paragraph-rsid="004c209d" style:font-size-asian="10pt" style:font-name-complex="DejaVu Sans Mono" style:font-size-complex="10pt"/>
    </style:style>
    <style:style style:name="P86" style:family="paragraph" style:parent-style-name="Texte_20_brut">
      <style:text-properties style:font-name="DejaVu Sans Mono" fo:font-size="10pt" fo:language="pt" fo:country="BR" officeooo:rsid="004c209d" officeooo:paragraph-rsid="004c209d" style:font-size-asian="10pt" style:font-name-complex="DejaVu Sans Mono" style:font-size-complex="10pt"/>
    </style:style>
    <style:style style:name="P87" style:family="paragraph" style:parent-style-name="Texte_20_brut">
      <style:text-properties style:font-name="DejaVu Sans Mono" fo:font-size="10pt" fo:language="pt" fo:country="BR" officeooo:rsid="004d27ae" officeooo:paragraph-rsid="004d27ae" style:font-size-asian="10pt" style:font-name-complex="DejaVu Sans Mono" style:font-size-complex="10pt"/>
    </style:style>
    <style:style style:name="P88" style:family="paragraph" style:parent-style-name="Texte_20_brut">
      <style:text-properties style:font-name="DejaVu Sans Mono" fo:font-size="10pt" fo:language="pt" fo:country="BR" officeooo:paragraph-rsid="004d27ae" style:font-size-asian="10pt" style:font-name-complex="DejaVu Sans Mono" style:font-size-complex="10pt"/>
    </style:style>
    <style:style style:name="P89" style:family="paragraph" style:parent-style-name="Texte_20_brut">
      <style:text-properties style:font-name="DejaVu Sans Mono" fo:font-size="10pt" fo:language="pt" fo:country="BR" officeooo:paragraph-rsid="004f1045" style:font-size-asian="10pt" style:font-name-complex="DejaVu Sans Mono" style:font-size-complex="10pt"/>
    </style:style>
    <style:style style:name="P90" style:family="paragraph" style:parent-style-name="Texte_20_brut">
      <style:text-properties style:font-name="DejaVu Sans Mono" fo:font-size="10pt" fo:language="pt" fo:country="BR" officeooo:rsid="004f3b4b" officeooo:paragraph-rsid="004f3b4b" style:font-size-asian="10pt" style:font-name-complex="DejaVu Sans Mono" style:font-size-complex="10pt"/>
    </style:style>
    <style:style style:name="P91" style:family="paragraph" style:parent-style-name="Texte_20_brut">
      <style:text-properties style:font-name="DejaVu Sans Mono" fo:font-size="10pt" fo:language="pt" fo:country="BR" officeooo:paragraph-rsid="004f3b4b" style:font-size-asian="10pt" style:font-name-complex="DejaVu Sans Mono" style:font-size-complex="10pt"/>
    </style:style>
    <style:style style:name="P92" style:family="paragraph" style:parent-style-name="Texte_20_brut">
      <style:text-properties style:font-name="DejaVu Sans Mono" fo:font-size="10pt" fo:language="pt" fo:country="BR" officeooo:paragraph-rsid="004f523d" style:font-size-asian="10pt" style:font-name-complex="DejaVu Sans Mono" style:font-size-complex="10pt"/>
    </style:style>
    <style:style style:name="P93" style:family="paragraph" style:parent-style-name="Texte_20_brut">
      <style:text-properties style:font-name="DejaVu Sans Mono" fo:font-size="10pt" fo:language="pt" fo:country="BR" officeooo:rsid="004f523d" officeooo:paragraph-rsid="004f523d" style:font-size-asian="10pt" style:font-name-complex="DejaVu Sans Mono" style:font-size-complex="10pt"/>
    </style:style>
    <style:style style:name="P94" style:family="paragraph" style:parent-style-name="Texte_20_brut">
      <style:text-properties style:font-name="DejaVu Sans Mono" fo:font-size="10pt" fo:language="pt" fo:country="BR" officeooo:rsid="00502d46" officeooo:paragraph-rsid="00502d46" style:font-size-asian="10pt" style:font-name-complex="DejaVu Sans Mono" style:font-size-complex="10pt"/>
    </style:style>
    <style:style style:name="P95" style:family="paragraph" style:parent-style-name="Texte_20_brut">
      <style:text-properties style:font-name="DejaVu Sans Mono" fo:font-size="10pt" fo:language="pt" fo:country="BR" officeooo:paragraph-rsid="00502d46" style:font-size-asian="10pt" style:font-name-complex="DejaVu Sans Mono" style:font-size-complex="10pt"/>
    </style:style>
    <style:style style:name="P96" style:family="paragraph" style:parent-style-name="Texte_20_brut">
      <style:text-properties style:font-name="DejaVu Sans Mono" fo:font-size="10pt" fo:language="pt" fo:country="BR" officeooo:paragraph-rsid="00521be2" style:font-size-asian="10pt" style:font-name-complex="DejaVu Sans Mono" style:font-size-complex="10pt"/>
    </style:style>
    <style:style style:name="P97" style:family="paragraph" style:parent-style-name="Texte_20_brut">
      <style:text-properties style:font-name="DejaVu Sans Mono" fo:font-size="10pt" fo:language="pt" fo:country="BR" officeooo:rsid="00521be2" officeooo:paragraph-rsid="00521be2" style:font-size-asian="10pt" style:font-name-complex="DejaVu Sans Mono" style:font-size-complex="10pt"/>
    </style:style>
    <style:style style:name="P98" style:family="paragraph" style:parent-style-name="Texte_20_brut">
      <style:text-properties style:font-name="DejaVu Sans Mono" fo:font-size="10pt" fo:language="pt" fo:country="BR" officeooo:rsid="00536837" officeooo:paragraph-rsid="00536837" style:font-size-asian="10pt" style:font-name-complex="DejaVu Sans Mono" style:font-size-complex="10pt"/>
    </style:style>
    <style:style style:name="P99" style:family="paragraph" style:parent-style-name="Texte_20_brut">
      <style:text-properties style:font-name="DejaVu Sans Mono" fo:font-size="10pt" fo:language="pt" fo:country="BR" officeooo:paragraph-rsid="00536837" style:font-size-asian="10pt" style:font-name-complex="DejaVu Sans Mono" style:font-size-complex="10pt"/>
    </style:style>
    <style:style style:name="P100" style:family="paragraph" style:parent-style-name="Texte_20_brut">
      <style:text-properties officeooo:paragraph-rsid="0012c3bd"/>
    </style:style>
    <style:style style:name="P101" style:family="paragraph" style:parent-style-name="Texte_20_brut">
      <style:text-properties officeooo:paragraph-rsid="001f2c8a"/>
    </style:style>
    <style:style style:name="P102" style:family="paragraph" style:parent-style-name="Texte_20_brut">
      <style:text-properties officeooo:paragraph-rsid="0023ae32"/>
    </style:style>
    <style:style style:name="P103" style:family="paragraph" style:parent-style-name="Texte_20_brut">
      <style:text-properties officeooo:paragraph-rsid="00394291"/>
    </style:style>
    <style:style style:name="P104" style:family="paragraph" style:parent-style-name="Texte_20_brut">
      <style:text-properties officeooo:paragraph-rsid="00457d70"/>
    </style:style>
    <style:style style:name="P105" style:family="paragraph" style:parent-style-name="Texte_20_brut">
      <style:text-properties officeooo:paragraph-rsid="004c209d"/>
    </style:style>
    <style:style style:name="P106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107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108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109" style:family="paragraph" style:parent-style-name="Texte_20_brut">
      <style:text-properties style:font-name="DejaVu Sans Mono" fo:font-size="10pt" fo:language="pt" fo:country="BR" officeooo:rsid="002df381" officeooo:paragraph-rsid="002df381" style:font-size-asian="10pt" style:font-name-complex="DejaVu Sans Mono" style:font-size-complex="10pt"/>
    </style:style>
    <style:style style:name="P110" style:family="paragraph" style:parent-style-name="Texte_20_brut">
      <style:text-properties style:font-name="DejaVu Sans Mono" fo:font-size="10pt" fo:language="pt" fo:country="BR" officeooo:rsid="0034012d" officeooo:paragraph-rsid="0034012d" style:font-size-asian="10pt" style:font-name-complex="DejaVu Sans Mono" style:font-size-complex="10pt"/>
    </style:style>
    <style:style style:name="P111" style:family="paragraph" style:parent-style-name="Texte_20_brut">
      <style:text-properties style:font-name="DejaVu Sans Mono" fo:font-size="10pt" fo:language="pt" fo:country="BR" officeooo:rsid="00346934" officeooo:paragraph-rsid="00346934" style:font-size-asian="10pt" style:font-name-complex="DejaVu Sans Mono" style:font-size-complex="10pt"/>
    </style:style>
    <style:style style:name="P112" style:family="paragraph" style:parent-style-name="Texte_20_brut">
      <style:text-properties style:font-name="DejaVu Sans Mono" fo:font-size="10pt" fo:language="pt" fo:country="BR" officeooo:rsid="0035e285" officeooo:paragraph-rsid="0035e285" style:font-size-asian="10pt" style:font-name-complex="DejaVu Sans Mono" style:font-size-complex="10pt"/>
    </style:style>
    <style:style style:name="P113" style:family="paragraph" style:parent-style-name="Texte_20_brut">
      <style:text-properties style:font-name="DejaVu Sans Mono" fo:font-size="10pt" fo:language="pt" fo:country="BR" officeooo:rsid="00394291" officeooo:paragraph-rsid="00394291" style:font-size-asian="10pt" style:font-name-complex="DejaVu Sans Mono" style:font-size-complex="10pt"/>
    </style:style>
    <style:style style:name="P114" style:family="paragraph" style:parent-style-name="Texte_20_brut">
      <style:text-properties style:font-name="DejaVu Sans Mono" fo:font-size="10pt" fo:language="pt" fo:country="BR" officeooo:rsid="003a6abf" officeooo:paragraph-rsid="003a6abf" style:font-size-asian="10pt" style:font-name-complex="DejaVu Sans Mono" style:font-size-complex="10pt"/>
    </style:style>
    <style:style style:name="P115" style:family="paragraph" style:parent-style-name="Texte_20_brut">
      <style:text-properties style:font-name="DejaVu Sans Mono" fo:font-size="10pt" fo:language="pt" fo:country="BR" officeooo:rsid="003b8b3c" officeooo:paragraph-rsid="003b8b3c" style:font-size-asian="10pt" style:font-name-complex="DejaVu Sans Mono" style:font-size-complex="10pt"/>
    </style:style>
    <style:style style:name="P116" style:family="paragraph" style:parent-style-name="Texte_20_brut">
      <style:text-properties style:font-name="DejaVu Sans Mono" fo:font-size="10pt" fo:language="pt" fo:country="BR" officeooo:rsid="003c05b8" officeooo:paragraph-rsid="003c05b8" style:font-size-asian="10pt" style:font-name-complex="DejaVu Sans Mono" style:font-size-complex="10pt"/>
    </style:style>
    <style:style style:name="P117" style:family="paragraph" style:parent-style-name="Texte_20_brut">
      <style:text-properties style:font-name="DejaVu Sans Mono" fo:font-size="10pt" fo:language="pt" fo:country="BR" officeooo:rsid="003dd8fa" officeooo:paragraph-rsid="003dd8fa" style:font-size-asian="10pt" style:font-name-complex="DejaVu Sans Mono" style:font-size-complex="10pt"/>
    </style:style>
    <style:style style:name="P118" style:family="paragraph" style:parent-style-name="Texte_20_brut">
      <style:text-properties style:font-name="DejaVu Sans Mono" fo:font-size="10pt" fo:language="pt" fo:country="BR" officeooo:rsid="003fff80" officeooo:paragraph-rsid="003fff80" style:font-size-asian="10pt" style:font-name-complex="DejaVu Sans Mono" style:font-size-complex="10pt"/>
    </style:style>
    <style:style style:name="P119" style:family="paragraph" style:parent-style-name="Texte_20_brut">
      <style:text-properties style:font-name="DejaVu Sans Mono" fo:font-size="10pt" fo:language="pt" fo:country="BR" officeooo:rsid="00436b81" officeooo:paragraph-rsid="00436b81" style:font-size-asian="10pt" style:font-name-complex="DejaVu Sans Mono" style:font-size-complex="10pt"/>
    </style:style>
    <style:style style:name="P120" style:family="paragraph" style:parent-style-name="Texte_20_brut">
      <style:text-properties style:font-name="DejaVu Sans Mono" fo:font-size="10pt" fo:language="pt" fo:country="BR" officeooo:rsid="0043b331" officeooo:paragraph-rsid="0043b331" style:font-size-asian="10pt" style:font-name-complex="DejaVu Sans Mono" style:font-size-complex="10pt"/>
    </style:style>
    <style:style style:name="P121" style:family="paragraph" style:parent-style-name="Texte_20_brut">
      <style:text-properties style:font-name="DejaVu Sans Mono" fo:font-size="10pt" fo:language="pt" fo:country="BR" officeooo:rsid="00457d70" officeooo:paragraph-rsid="00457d70" style:font-size-asian="10pt" style:font-name-complex="DejaVu Sans Mono" style:font-size-complex="10pt"/>
    </style:style>
    <style:style style:name="P122" style:family="paragraph" style:parent-style-name="Texte_20_brut">
      <style:text-properties style:font-name="DejaVu Sans Mono" fo:font-size="10pt" fo:language="pt" fo:country="BR" officeooo:rsid="0049ca23" officeooo:paragraph-rsid="0049ca23" style:font-size-asian="10pt" style:font-name-complex="DejaVu Sans Mono" style:font-size-complex="10pt"/>
    </style:style>
    <style:style style:name="P123" style:family="paragraph" style:parent-style-name="Texte_20_brut">
      <style:text-properties style:font-name="DejaVu Sans Mono" fo:font-size="10pt" fo:language="pt" fo:country="BR" officeooo:rsid="004a905c" officeooo:paragraph-rsid="004a905c" style:font-size-asian="10pt" style:font-name-complex="DejaVu Sans Mono" style:font-size-complex="10pt"/>
    </style:style>
    <style:style style:name="P124" style:family="paragraph" style:parent-style-name="Texte_20_brut">
      <style:text-properties style:font-name="DejaVu Sans Mono" fo:font-size="10pt" fo:language="pt" fo:country="BR" officeooo:rsid="004c209d" officeooo:paragraph-rsid="004c209d" style:font-size-asian="10pt" style:font-name-complex="DejaVu Sans Mono" style:font-size-complex="10pt"/>
    </style:style>
    <style:style style:name="P125" style:family="paragraph" style:parent-style-name="Texte_20_brut">
      <style:text-properties style:font-name="DejaVu Sans Mono" fo:font-size="10pt" fo:language="pt" fo:country="BR" officeooo:rsid="004d27ae" officeooo:paragraph-rsid="004d27ae" style:font-size-asian="10pt" style:font-name-complex="DejaVu Sans Mono" style:font-size-complex="10pt"/>
    </style:style>
    <style:style style:name="P126" style:family="paragraph" style:parent-style-name="Texte_20_brut">
      <style:text-properties style:font-name="DejaVu Sans Mono" fo:font-size="10pt" fo:language="pt" fo:country="BR" officeooo:rsid="004f3b4b" officeooo:paragraph-rsid="004f3b4b" style:font-size-asian="10pt" style:font-name-complex="DejaVu Sans Mono" style:font-size-complex="10pt"/>
    </style:style>
    <style:style style:name="P127" style:family="paragraph" style:parent-style-name="Texte_20_brut">
      <style:text-properties style:font-name="DejaVu Sans Mono" fo:font-size="10pt" fo:language="pt" fo:country="BR" officeooo:rsid="004f523d" officeooo:paragraph-rsid="004f523d" style:font-size-asian="10pt" style:font-name-complex="DejaVu Sans Mono" style:font-size-complex="10pt"/>
    </style:style>
    <style:style style:name="P128" style:family="paragraph" style:parent-style-name="Texte_20_brut">
      <style:text-properties style:font-name="DejaVu Sans Mono" fo:font-size="10pt" fo:language="pt" fo:country="BR" officeooo:rsid="00502d46" officeooo:paragraph-rsid="00502d46" style:font-size-asian="10pt" style:font-name-complex="DejaVu Sans Mono" style:font-size-complex="10pt"/>
    </style:style>
    <style:style style:name="P129" style:family="paragraph" style:parent-style-name="Texte_20_brut">
      <style:text-properties style:font-name="DejaVu Sans Mono" fo:font-size="10pt" fo:language="pt" fo:country="BR" officeooo:rsid="00502d46" officeooo:paragraph-rsid="00521be2" style:font-size-asian="10pt" style:font-name-complex="DejaVu Sans Mono" style:font-size-complex="10pt"/>
    </style:style>
    <style:style style:name="P130" style:family="paragraph" style:parent-style-name="Texte_20_brut">
      <style:text-properties style:font-name="DejaVu Sans Mono" fo:font-size="10pt" fo:language="pt" fo:country="BR" officeooo:rsid="00521be2" style:font-size-asian="10pt" style:font-name-complex="DejaVu Sans Mono" style:font-size-complex="10pt"/>
    </style:style>
    <style:style style:name="P131" style:family="paragraph" style:parent-style-name="Texte_20_brut">
      <style:text-properties style:font-name="DejaVu Sans Mono" fo:font-size="10pt" fo:language="pt" fo:country="BR" officeooo:rsid="00521be2" officeooo:paragraph-rsid="00521be2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  <style:style style:name="T23" style:family="text">
      <style:text-properties officeooo:rsid="00255be7"/>
    </style:style>
    <style:style style:name="T24" style:family="text">
      <style:text-properties officeooo:rsid="002724cd"/>
    </style:style>
    <style:style style:name="T25" style:family="text">
      <style:text-properties officeooo:rsid="00284475"/>
    </style:style>
    <style:style style:name="T26" style:family="text">
      <style:text-properties officeooo:rsid="0028ab65"/>
    </style:style>
    <style:style style:name="T27" style:family="text">
      <style:text-properties officeooo:rsid="0029d6ce"/>
    </style:style>
    <style:style style:name="T28" style:family="text">
      <style:text-properties officeooo:rsid="002a69e8"/>
    </style:style>
    <style:style style:name="T29" style:family="text">
      <style:text-properties officeooo:rsid="002c07a0"/>
    </style:style>
    <style:style style:name="T30" style:family="text">
      <style:text-properties officeooo:rsid="002df381"/>
    </style:style>
    <style:style style:name="T31" style:family="text">
      <style:text-properties officeooo:rsid="002efafb"/>
    </style:style>
    <style:style style:name="T32" style:family="text">
      <style:text-properties officeooo:rsid="003066c4"/>
    </style:style>
    <style:style style:name="T33" style:family="text">
      <style:text-properties officeooo:rsid="00322600"/>
    </style:style>
    <style:style style:name="T34" style:family="text">
      <style:text-properties officeooo:rsid="003306aa"/>
    </style:style>
    <style:style style:name="T35" style:family="text">
      <style:text-properties officeooo:rsid="0034012d"/>
    </style:style>
    <style:style style:name="T36" style:family="text">
      <style:text-properties officeooo:rsid="00346934"/>
    </style:style>
    <style:style style:name="T37" style:family="text">
      <style:text-properties officeooo:rsid="00348208"/>
    </style:style>
    <style:style style:name="T38" style:family="text">
      <style:text-properties officeooo:rsid="0035e285"/>
    </style:style>
    <style:style style:name="T39" style:family="text">
      <style:text-properties officeooo:rsid="0036fcc6"/>
    </style:style>
    <style:style style:name="T40" style:family="text">
      <style:text-properties officeooo:rsid="00376a5d"/>
    </style:style>
    <style:style style:name="T41" style:family="text">
      <style:text-properties officeooo:rsid="0038f0e5"/>
    </style:style>
    <style:style style:name="T42" style:family="text">
      <style:text-properties officeooo:rsid="00394291"/>
    </style:style>
    <style:style style:name="T43" style:family="text">
      <style:text-properties officeooo:rsid="003a6abf"/>
    </style:style>
    <style:style style:name="T44" style:family="text">
      <style:text-properties officeooo:rsid="003b8b3c"/>
    </style:style>
    <style:style style:name="T45" style:family="text">
      <style:text-properties officeooo:rsid="003c05b8"/>
    </style:style>
    <style:style style:name="T46" style:family="text">
      <style:text-properties officeooo:rsid="003dd8fa"/>
    </style:style>
    <style:style style:name="T47" style:family="text">
      <style:text-properties officeooo:rsid="003f3d4e"/>
    </style:style>
    <style:style style:name="T48" style:family="text">
      <style:text-properties officeooo:rsid="003fff80"/>
    </style:style>
    <style:style style:name="T49" style:family="text">
      <style:text-properties officeooo:rsid="0041a8e5"/>
    </style:style>
    <style:style style:name="T50" style:family="text">
      <style:text-properties officeooo:rsid="00436b81"/>
    </style:style>
    <style:style style:name="T51" style:family="text">
      <style:text-properties officeooo:rsid="0043b331"/>
    </style:style>
    <style:style style:name="T52" style:family="text">
      <style:text-properties officeooo:rsid="00457d70"/>
    </style:style>
    <style:style style:name="T53" style:family="text">
      <style:text-properties officeooo:rsid="0045d3c1"/>
    </style:style>
    <style:style style:name="T54" style:family="text">
      <style:text-properties officeooo:rsid="00476ca1"/>
    </style:style>
    <style:style style:name="T55" style:family="text">
      <style:text-properties officeooo:rsid="00490245"/>
    </style:style>
    <style:style style:name="T56" style:family="text">
      <style:text-properties officeooo:rsid="0049ca23"/>
    </style:style>
    <style:style style:name="T57" style:family="text">
      <style:text-properties officeooo:rsid="0049ca23" style:font-name-asian="DejaVu Sans Mono"/>
    </style:style>
    <style:style style:name="T58" style:family="text">
      <style:text-properties officeooo:rsid="004a905c"/>
    </style:style>
    <style:style style:name="T59" style:family="text">
      <style:text-properties officeooo:rsid="004c209d"/>
    </style:style>
    <style:style style:name="T60" style:family="text">
      <style:text-properties officeooo:rsid="004d27ae"/>
    </style:style>
    <style:style style:name="T61" style:family="text">
      <style:text-properties officeooo:rsid="004f1045"/>
    </style:style>
    <style:style style:name="T62" style:family="text">
      <style:text-properties officeooo:rsid="004f3b4b"/>
    </style:style>
    <style:style style:name="T63" style:family="text">
      <style:text-properties officeooo:rsid="004f523d"/>
    </style:style>
    <style:style style:name="T64" style:family="text">
      <style:text-properties officeooo:rsid="00502d46"/>
    </style:style>
    <style:style style:name="T65" style:family="text">
      <style:text-properties officeooo:rsid="00521be2"/>
    </style:style>
    <style:style style:name="T66" style:family="text">
      <style:text-properties officeooo:rsid="005368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100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3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14"><text:span text:style-name="T12">Assim sendo, na terça</text:span>,</text:p>
      <text:p text:style-name="P14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14">v<text:span text:style-name="T12">ão anunciar uma presença</text:span></text:p>
      <text:p text:style-name="P32">bem mais ostensiva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15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:09.23 00:10:13.03 <text:s/>Duration 00:00:03.05 <text:s/>54</text:span></text:p>
      <text:p text:style-name="P16">#<text:span text:style-name="T13">a cidade</text:span> de Neuchâtel</text:p>
      <text:p text:style-name="P16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17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17">as direções</text:p>
      <text:p text:style-name="P18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17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18">p<text:span text:style-name="T14">ara</text:span> que <text:span text:style-name="T14">ess</text:span>es traficantes</text:p>
      <text:p text:style-name="P18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17">Nos outros cantões,</text:p>
      <text:p text:style-name="P1"/>
      <text:p text:style-name="P101"><text:span text:style-name="T3"><text:s/></text:span><text:span text:style-name="T1">209: 00:10:48.24 00:10:51.09 <text:s/>Duration 00:00:02.10 <text:s/>41</text:span></text:p>
      <text:p text:style-name="P101"><text:span text:style-name="T2">também há</text:span><text:span text:style-name="T1"> problemas de </text:span><text:span text:style-name="T2">vaga</text:span></text:p>
      <text:p text:style-name="P17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17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17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18">#el<text:span text:style-name="T14">a</text:span> pron<text:span text:style-name="T14">uncia</text:span></text:p>
      <text:p text:style-name="P18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19">#s<text:span text:style-name="T15">em correr o risco</text:span></text:p>
      <text:p text:style-name="P19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19">#R<text:span text:style-name="T15">esultado</text:span> <text:span text:style-name="T15">e</text:span>spetacula<text:span text:style-name="T15">r</text:span></text:p>
      <text:p text:style-name="P19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19">#<text:span text:style-name="T15">De volta</text:span></text:p>
      <text:p text:style-name="P19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0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1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1">Eu sempre defendi</text:p>
      <text:p text:style-name="P21">que os expulsássemos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1">depois de cumprirem a pena</text:p>
      <text:p text:style-name="P21">que merecem.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1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2">#<text:span text:style-name="T16">Tem algum vereador </text:span>de Lausanne</text:p>
      <text:p text:style-name="P22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3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23">Mulheres</text:p>
      <text:p text:style-name="P24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33">O sequestro é um negócio próspero</text:p>
      <text:p text:style-name="P33">na região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25"><text:span text:style-name="T19">Uma de nossas e</text:span>quipes</text:p>
      <text:p text:style-name="P33">foi atrás dela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25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33">Vamos nos deslocar</text:p>
      <text:p text:style-name="P25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33">depois iremos em direção ao sul,</text:p>
      <text:p text:style-name="P25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33">Ficamos parados uns vinte minutos</text:p>
      <text:p text:style-name="P25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25">#<text:span text:style-name="T19">A </text:span>ONU est<text:span text:style-name="T19">á aqui</text:span></text:p>
      <text:p text:style-name="P25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25">#N<text:span text:style-name="T19">ós seguimos</text:span></text:p>
      <text:p text:style-name="P25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34">O risco aqui</text:p>
      <text:p text:style-name="P26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26"><text:span text:style-name="T20">Com essas patrulha</text:span>s,</text:p>
      <text:p text:style-name="P26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27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26">#<text:span text:style-name="T20">o</text:span> restaurant<text:span text:style-name="T20">e</text:span>-t<text:span text:style-name="T20">eatro</text:span> <text:span text:style-name="T20">foi comprado</text:span></text:p>
      <text:p text:style-name="P26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26">#ma<text:span text:style-name="T20">s há anos,</text:span></text:p>
      <text:p text:style-name="P26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26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26">#<text:span text:style-name="T20">Ele não sabe nada</text:span></text:p>
      <text:p text:style-name="P26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27"><text:soft-page-break/>Temos sonhos, pesadelos,</text:p>
      <text:p text:style-name="P27">estamos dentro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27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27">Eu diria</text:p>
      <text:p text:style-name="P26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27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26">#Sophie Pétronin</text:p>
      <text:p text:style-name="P26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27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27">levar algo a essas populaçõe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27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27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27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28">#Sébastien <text:span text:style-name="T21">luta</text:span></text:p>
      <text:p text:style-name="P28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28">#<text:span text:style-name="T21">As últimas notícias</text:span></text:p>
      <text:p text:style-name="P28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28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29">Tem uma mensagem que é claramente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29">Esse vídeo é assustador.</text:p>
      <text:p text:style-name="P1"/>
      <text:p text:style-name="P102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29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29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29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29">Essas são as perguntas</text:p>
      <text:p text:style-name="P29">que tentamos responder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28">#p<text:span text:style-name="T21">ara saber mais</text:span></text:p>
      <text:p text:style-name="P28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0">#de<text:span text:style-name="T22">sde a rebelião</text:span></text:p>
      <text:p text:style-name="P30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1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0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0">#<text:span text:style-name="T22">A poucos metros</text:span></text:p>
      <text:p text:style-name="P30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0">#U<text:span text:style-name="T22">m sequestro que lembra</text:span></text:p>
      <text:p text:style-name="P30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0">#u<text:span text:style-name="T22">ma</text:span> mission<text:span text:style-name="T22">ária suíça</text:span></text:p>
      <text:p text:style-name="P30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1">A poucos quilômetros ao norte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1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1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1">Não podemos excluir</text:p>
      <text:p text:style-name="P30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<text:span text:style-name="T23">Eles não sabem nada do destino</text:span>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<text:span text:style-name="T24">Prefeitura</text:span>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<text:span text:style-name="T24">m homem está bem mais</text:span> inform<text:span text:style-name="T24">ado</text:span>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<text:span text:style-name="T24">o </text:span>ex-<text:span text:style-name="T24">prefeito</text:span>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<text:span text:style-name="T24">Ele se apresenta</text:span></text:p>
      <text:p text:style-name="P1">com<text:span text:style-name="T24">o um comerciante de sucesso</text:span>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<text:span text:style-name="T24">Ele possui dezenas de hotéi</text:span>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<text:span text:style-name="T24">m</text:span> ranch<text:span text:style-name="T24">o</text:span> e <text:span text:style-name="T24">preferência por</text:span> 4X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<text:span text:style-name="T25">A imprensa</text:span> mali<text:span text:style-name="T25">ana o acusa</text:span></text:p>
      <text:p text:style-name="P1"><text:span text:style-name="T25">de ligação com</text:span> transport<text:span text:style-name="T25">e</text:span>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<text:span text:style-name="T26">A verdade é que os</text:span> narcotraficantes</text:p>
      <text:p text:style-name="P1">r<text:span text:style-name="T26">einam soberanos em</text:span>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<text:span text:style-name="T27">Eles transportam pelo deserto</text:span>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<text:span text:style-name="T27">tonelada</text:span>s de cocaína</text:p>
      <text:p text:style-name="P1">d<text:span text:style-name="T27">a </text:span>Améri<text:span text:style-name="T27">ca</text:span> d<text:span text:style-name="T27">o Sul para a </text:span>Europ<text:span text:style-name="T27">a</text:span>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<text:span text:style-name="T27">m negócio fácil</text:span>,</text:p>
      <text:p text:style-name="P1"><text:span text:style-name="T27">nessa</text:span> zon<text:span text:style-name="T27">a</text:span> <text:span text:style-name="T27">anárquica</text:span>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35">#<text:span text:style-name="T27">São eles também</text:span></text:p>
      <text:p text:style-name="P35"><text:span text:style-name="T27">que participam dos sequestros</text:span>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35"><text:span text:style-name="T27">O norte ficou como o Afeganistão</text:span>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<text:span text:style-name="T27">Veem um o</text:span>cidental,</text:p>
      <text:p text:style-name="P1">j<text:span text:style-name="T27">ovem, velho</text:span>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<text:span text:style-name="T27">Ele é como as</text:span> drogas,</text:p>
      <text:p text:style-name="P1">p<text:span text:style-name="T27">orque ele representa dinheiro.</text:span>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35">S<text:span text:style-name="T27">e sequestrarmos você,</text:span></text:p>
      <text:p text:style-name="P35"><text:span text:style-name="T27">vamos vendê-lo a esses </text:span>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36">Eles compram você</text:p>
      <text:p text:style-name="P36">como comprariam cigarros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<text:span text:style-name="T27">por bilhõe</text:span>s, ou <text:span text:style-name="T27">melhor, milhões.</text:span>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36">Eles não ligam</text:p>
      <text:p text:style-name="P36">se você é velho ou jovem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<text:span text:style-name="T27">O </text:span>ex-<text:span text:style-name="T27">prefeito</text:span></text:p>
      <text:p text:style-name="P1">não<text:span text:style-name="T27"> mora mais no norte</text:span>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<text:span text:style-name="T27">s ele conhece muito bem</text:span></text:p>
      <text:p text:style-name="P1"><text:span text:style-name="T27">o</text:span>s jihadistas <text:span text:style-name="T27">na região</text:span>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<text:span text:style-name="T27">zenas</text:span> de grupos terroristas</text:p>
      <text:p text:style-name="P1">e <text:span text:style-name="T27">o mesmo tanto de</text:span> milícias rebel<text:span text:style-name="T27">d</text:span>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<text:span text:style-name="T27">ara destrincharmos</text:span>, <text:span text:style-name="T27">nós criamos</text:span></text:p>
      <text:p text:style-name="P1"><text:span text:style-name="T27">um jogo de cartas meio peculia</text:span>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36">Na sua opinião, quem são os atores</text:p>
      <text:p text:style-name="P1"><text:soft-page-break/></text:p>
      <text:p text:style-name="Texte_20_brut"><text:span text:style-name="T3"><text:s/></text:span><text:span text:style-name="T1">391: 00:21:48.13 00:21:52.19 <text:s/>Duration 00:00:04.06 <text:s/>72</text:span></text:p>
      <text:p text:style-name="P1">qu<text:span text:style-name="T27">e podem ter participação</text:span></text:p>
      <text:p text:style-name="P1"><text:span text:style-name="T27">no</text:span>s sequestros d<text:span text:style-name="T27">e ocidentais</text:span>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36">Na verdade, está vendo,</text:p>
      <text:p text:style-name="P35"><text:span text:style-name="T27">esses</text:span> quatr<text:span text:style-name="T27">o</text:span>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35"><text:span text:style-name="T27">são os pais espirituais </text:span>d<text:span text:style-name="T27">o</text:span> 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36">Ele é o incontornável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 <text:span text:style-name="T27">tem seus filhos do</text:span>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<text:span text:style-name="T27">ele tem irmãos</text:span>, <text:span text:style-name="T27">ele tem amigos,</text:span>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<text:span text:style-name="T27">ele tem irmãos de verdade no</text:span>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<text:span text:style-name="T27">e estão no governo,</text:span></text:p>
      <text:p text:style-name="P1">qu<text:span text:style-name="T27">e estão no setor público.</text:span>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<text:span text:style-name="T27">O ás de espadas</text:span>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<text:span text:style-name="T27">e</text:span> jihadista pr<text:span text:style-name="T27">óximo da </text:span>Al-Qa<text:span text:style-name="T27">e</text:span>da</text:p>
      <text:p text:style-name="P1"><text:span text:style-name="T27">no Magrebe islâmico</text:span>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<text:span text:style-name="T28">ele quem controlaria</text:span></text:p>
      <text:p text:style-name="P1"><text:span text:style-name="T28">o</text:span> destin<text:span text:style-name="T28">o</text:span>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<text:span text:style-name="T28">N</text:span>a capital mali<text:span text:style-name="T28">ana</text:span>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<text:span text:style-name="T28">ex-aliados de </text:span>Iyad Ag Ghali</text:p>
      <text:p text:style-name="P1"><text:span text:style-name="T28">são bem conhecidos</text:span>.#</text:p>
      <text:p text:style-name="P37"/>
      <text:p text:style-name="Texte_20_brut"><text:span text:style-name="T3"><text:s/></text:span><text:span text:style-name="T1">405: 00:22:48.08 00:22:51.23 <text:s/>Duration 00:00:03.15 <text:s/>61</text:span></text:p>
      <text:p text:style-name="P1">#N<text:span text:style-name="T28">ós marcamos encontro com um</text:span> chef<text:span text:style-name="T28">e</text:span></text:p>
      <text:p text:style-name="P1">d<text:span text:style-name="T28">o</text:span> CMA, u<text:span text:style-name="T28">m</text:span> grupo rebel<text:span text:style-name="T28">d</text:span>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<text:span text:style-name="T28">e reúne vários</text:span> ex-jihadista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38"><text:span text:style-name="T28">O governo suíço os procurou, não</text:span>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37"><text:soft-page-break/>Nenhum governo nos procurou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38"><text:span text:style-name="T28">oficialmente ou de forma evidente</text:span>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38">N<text:span text:style-name="T28">ão fomos procurados</text:span></text:p>
      <text:p text:style-name="P37">por nenhum governo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37">para a liberação dos refén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<text:span text:style-name="T28">s oficiosamente</text:span>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37">Alguns pedidos de ajuda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38">p<text:span text:style-name="T28">ara determinar</text:span></text:p>
      <text:p text:style-name="P38"><text:span text:style-name="T28">a posição deles</text:span>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39">ma<text:span text:style-name="T29">s não houve intenção</text:span></text:p>
      <text:p text:style-name="P39"><text:span text:style-name="T29">de entrar num</text:span> process<text:span text:style-name="T29">o</text:span>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<text:span text:style-name="T29">ela liberação deles.</text:span>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39">#<text:span text:style-name="T29">Ele não dirá mais nada</text:span></text:p>
      <text:p text:style-name="P39"><text:span text:style-name="T29">sobre seu papel nas negociações</text:span>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<text:span text:style-name="T30">ara uma liberação, há dois eixos</text:span>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<text:span text:style-name="T30">Tem um eixo</text:span> de press<text:span text:style-name="T30">ão</text:span> milita<text:span text:style-name="T30">r</text:span>,</text:p>
      <text:p text:style-name="P1">ma<text:span text:style-name="T30">s também tem o diálogo.</text:span>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<text:span text:style-name="T30">São duas ações</text:span> combin<text:span text:style-name="T30">ada</text:span>s</text:p>
      <text:p text:style-name="P1">qu<text:span text:style-name="T30">e podem permitir</text:span>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40">a liberação dos refén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<text:span text:style-name="T30">a</text:span>r <text:span text:style-name="T30">com</text:span>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<text:span text:style-name="T30">ícil</text:span>, <text:span text:style-name="T30">para </text:span>a Su<text:span text:style-name="T30">íça</text:span> e a Fran<text:span text:style-name="T30">ça</text:span>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<text:span text:style-name="T30">Os objetivos políticos</text:span></text:p>
      <text:p text:style-name="P1">d<text:span text:style-name="T30">e </text:span>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<text:span text:style-name="T30">ão</text:span> imposs<text:span text:style-name="T30">íveis de satisfazer</text:span>:#</text:p>
      <text:p text:style-name="P1"/>
      <text:p text:style-name="Texte_20_brut"><text:soft-page-break/><text:span text:style-name="T3"><text:s/></text:span><text:span text:style-name="T1">426: 00:23:50.08 00:23:52.06 <text:s/>Duration 00:00:01.23 <text:s/>33</text:span></text:p>
      <text:p text:style-name="P1">#<text:span text:style-name="T30">expulsar os</text:span> milita<text:span text:style-name="T30">res ocidentais</text:span>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 instaur<text:span text:style-name="T30">a</text:span>r u<text:span text:style-name="T30">m Estado Islâmico</text:span></text:p>
      <text:p text:style-name="P1"><text:span text:style-name="T30">no</text:span>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<text:span text:style-name="T30">Reivindicações políticas#</text:span>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<text:span text:style-name="T30">ara</text:span> obte<text:span text:style-name="T30">r a liberação</text:span>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<text:span text:style-name="T30">essa análise faz sorrir</text:span></text:p>
      <text:p text:style-name="P1"><text:span text:style-name="T30">o</text:span> comandant<text:span text:style-name="T30">e</text:span>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<text:span text:style-name="T30">Ess</text:span>e <text:span text:style-name="T30">chefe de</text:span> milícia</text:p>
      <text:p text:style-name="P1">pr<text:span text:style-name="T30">ó</text:span>-govern<text:span text:style-name="T30">a</text:span>mental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<text:span text:style-name="T30">e o</text:span>s jihadistas</text:p>
      <text:p text:style-name="P1"><text:span text:style-name="T30">no</text:span> nor<text:span text:style-name="T30">te do</text:span>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40">Os reféns, aqui no Mali</text:p>
      <text:p text:style-name="P40">são um dos principais recurso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<text:span text:style-name="T30">e</text:span> financ<text:span text:style-name="T30">iamento do</text:span> terrorism<text:span text:style-name="T30">o</text:span>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<text:span text:style-name="T30">orque notaram que é inútil</text:span>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40">ser servidor</text:p>
      <text:p text:style-name="P40">em país pobre.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<text:span text:style-name="T30">Há outros</text:span> cana<text:span text:style-name="T30">is</text:span></text:p>
      <text:p text:style-name="P1">p<text:span text:style-name="T30">ara ganhar dinheiro mais rápido.</text:span>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<text:span text:style-name="T30">Nesse negócio</text:span>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<text:span text:style-name="T30">ada</text:span> chef<text:span text:style-name="T30">e</text:span> terrorista</text:p>
      <text:p text:style-name="P1"><text:span text:style-name="T30">quer seu refém</text:span>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41">#ma<text:span text:style-name="T30">s o ás de espadas</text:span></text:p>
      <text:p text:style-name="P41"><text:span text:style-name="T30">soube se impor</text:span>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<text:span text:style-name="T31">No passado</text:span>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<text:span text:style-name="T31">o</text:span>s grupos terroristas</text:p>
      <text:p text:style-name="P1"><text:soft-page-break/>qu<text:span text:style-name="T31">e operavam,</text:span>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42">c<text:span text:style-name="T31">ada um mantinha seus reféns.</text:span>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<text:span text:style-name="T31">s soubemos recentemente</text:span>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42">que to<text:span text:style-name="T31">do</text:span>s <text:span text:style-name="T31">o</text:span>s <text:span text:style-name="T31">reféns</text:span></text:p>
      <text:p text:style-name="P42"><text:span text:style-name="T31">foram para o</text:span> <text:span text:style-name="T31">G</text:span>rupo de <text:span text:style-name="T31">Apoio</text:span>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43">ao Islã e aos Muçulmano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42"><text:span text:style-name="T31">Então,</text:span> Ag Ghali</text:p>
      <text:p text:style-name="P42">ser<text:span text:style-name="T31">ia </text:span>qu<text:span text:style-name="T31">em mantém todos os reféns.</text:span>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<text:span text:style-name="T31">Parece que sim</text:span>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<text:span text:style-name="T31">C</text:span>ircul<text:span text:style-name="T31">am números</text:span>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<text:span text:style-name="T31">O preço de um refém</text:span></text:p>
      <text:p text:style-name="P1">se n<text:span text:style-name="T31">eg</text:span>oci<text:span text:style-name="T31">a</text:span> e<text:span text:style-name="T31">m</text:span> mil<text:span text:style-name="T31">hõe</text:span>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<text:span text:style-name="T31">m comércio que só funciona</text:span>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<text:span text:style-name="T31">e os países ocidentais</text:span></text:p>
      <text:p text:style-name="P1">continu<text:span text:style-name="T31">arem pagando</text:span>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<text:span text:style-name="T32">Significa que se</text:span> reféns</text:p>
      <text:p text:style-name="P1">não<text:span text:style-name="T32"> renderem mais,</text:span>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44">acabarão os reféns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45">Di<text:span text:style-name="T32">zer isso às famílias</text:span></text:p>
      <text:p text:style-name="P45">é horr<text:span text:style-name="T32">ível</text:span>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45"><text:span text:style-name="T32">Sim. </text:span>Di<text:span text:style-name="T32">zer isso às famílias</text:span></text:p>
      <text:p text:style-name="P45">é horr<text:span text:style-name="T32">ível</text:span>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<text:span text:style-name="T32">Eu sei</text:span>. É sacrifi<text:span text:style-name="T32">ca</text:span>r <text:span text:style-name="T32">o</text:span>s refén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<text:span text:style-name="T32">Esse</text:span> é <text:span text:style-name="T32">o </text:span>aspect<text:span text:style-name="T32">o horrível,</text:span>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44">mas em longo prazo,</text:p>
      <text:p text:style-name="P44"><text:soft-page-break/>não haverá mais reféns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45">Ar<text:span text:style-name="T32">quivo</text:span>s 2012,</text:p>
      <text:p text:style-name="P45"><text:span text:style-name="T32">TV do</text:span> Bur<text:span text:style-name="T33">qu</text:span>ina <text:span text:style-name="T32">Faso</text:span>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45">#Ofici<text:span text:style-name="T32">al</text:span>ment<text:span text:style-name="T32">e</text:span>,</text:p>
      <text:p text:style-name="P45"><text:span text:style-name="T32">a</text:span> Conf<text:span text:style-name="T32">ederação não paga resgate</text:span>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<text:span text:style-name="T32">s vários suíços</text:span>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45">#<text:span text:style-name="T32">já foram liberados</text:span></text:p>
      <text:p text:style-name="P45"><text:span text:style-name="T32">no</text:span> nor<text:span text:style-name="T32">te do</text:span>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<text:span text:style-name="T32">Nessas</text:span> image<text:span text:style-name="T32">n</text:span>s</text:p>
      <text:p text:style-name="P1">d<text:span text:style-name="T32">a televisão</text:span> <text:span text:style-name="T33">burquinens</text:span>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assist<text:span text:style-name="T33">imos</text:span> à <text:span text:style-name="T33">1ª liberação</text:span>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<text:span text:style-name="T33">Por incrível que pareça,</text:span>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46">#<text:span text:style-name="T33">a suíça já tinha sido refém</text:span></text:p>
      <text:p text:style-name="P46"><text:span text:style-name="T33">em</text:span>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<text:span text:style-name="T33">elos mesmos</text:span> jihadistas</text:p>
      <text:p text:style-name="P1">e <text:span text:style-name="T33">na mesma região</text:span>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<text:span text:style-name="T34">ós fomos abordados, no</text:span> Bur<text:span text:style-name="T33">qu</text:span>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<text:span text:style-name="T34">ela</text:span>s autori<text:span text:style-name="T34">dade</text:span>s su<text:span text:style-name="T34">íça</text:span>s,</text:p>
      <text:p text:style-name="P47">para nos pedi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<text:span text:style-name="T34">para</text:span> facilit<text:span text:style-name="T34">a</text:span>r</text:p>
      <text:p text:style-name="P47">a liberação dessa senhora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<text:span text:style-name="T34">m</text:span>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48">#<text:span text:style-name="T34">o</text:span> Bur<text:span text:style-name="T34">qu</text:span>ina Faso</text:p>
      <text:p text:style-name="P48"><text:span text:style-name="T35">deu uma de negociador</text:span>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<text:span text:style-name="T35">ara liberar</text:span>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<text:span text:style-name="T35">incidência</text:span>, <text:span text:style-name="T35">no mesmo ano,</text:span></text:p>
      <text:p text:style-name="P1"><text:span text:style-name="T35">a Suíça aumentou a ajuda</text:span>#</text:p>
      <text:p text:style-name="P1"><text:soft-page-break/></text:p>
      <text:p text:style-name="Texte_20_brut"><text:span text:style-name="T3"><text:s/></text:span><text:span text:style-name="T1">476: 00:26:19.01 00:26:22.09 <text:s/>Duration 00:00:03.08 <text:s/>56</text:span></text:p>
      <text:p text:style-name="P48">#<text:span text:style-name="T35">ao desenvolvimento em</text:span> 8 mil<text:span text:style-name="T35">hõe</text:span>s</text:p>
      <text:p text:style-name="P48">de franc<text:span text:style-name="T35">o</text:span>s p<text:span text:style-name="T35">ara esse paí</text:span>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<text:span text:style-name="T35">O negócio dos</text:span> refén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<text:span text:style-name="T35">esse líder comunitário</text:span></text:p>
      <text:p text:style-name="P1">d<text:span text:style-name="T35">o norte do</text:span> Mali <text:span text:style-name="T35">conhece bem</text:span>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<text:span text:style-name="T35">No</text:span> pass<text:span text:style-name="T35">ado</text:span>, <text:span text:style-name="T35">o</text:span>s jihadistas</text:p>
      <text:p text:style-name="P1"><text:span text:style-name="T35">tentaram envolvê-lo</text:span>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<text:span text:style-name="T35">nas negociações, em vão.#</text:span>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<text:span text:style-name="T35">gundo ele</text:span>, <text:span text:style-name="T35">a rede do</text:span> Bur<text:span text:style-name="T35">qu</text:span>ina Faso</text:p>
      <text:p text:style-name="P1"><text:span text:style-name="T35">não funciona mais</text:span>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48">#<text:span text:style-name="T35">pois o presidente da época</text:span></text:p>
      <text:p text:style-name="P48"><text:span text:style-name="T35">foi derrubado</text:span>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48"><text:span text:style-name="T35">Foi</text:span> <text:span text:style-name="T35">o</text:span> Burquina Faso</text:p>
      <text:p text:style-name="P48">qu<text:span text:style-name="T35">e negociou</text:span>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<text:span text:style-name="T35">a liberação</text:span> de Béatrice</text:p>
      <text:p text:style-name="P1">e<text:span text:style-name="T35">m</text:span>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<text:span text:style-name="T35">Exatamente</text:span>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<text:span text:style-name="T35">dos os atores estavam lá,</text:span></text:p>
      <text:p text:style-name="P1">à s<text:span text:style-name="T35">u</text:span>a disposi<text:span text:style-name="T35">ção</text:span>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110">Então não há mais</text:p>
      <text:p text:style-name="P48"><text:span text:style-name="T35">rede de negociação que funcione</text:span>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49">Esse aí está na prisão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49">e o presidente atual</text:p>
      <text:p text:style-name="P1">não<text:span text:style-name="T36"> tem intermediários,</text:span>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49">ele não tem grandes relações</text:p>
      <text:p text:style-name="P49">com essas redes antigas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<text:span text:style-name="T36">então fica meio difícil</text:span>.</text:p>
      <text:p text:style-name="P1"/>
      <text:p text:style-name="Texte_20_brut"><text:soft-page-break/><text:span text:style-name="T3"><text:s/></text:span><text:span text:style-name="T1">492: 00:27:06.24 00:27:09.15 <text:s/>Duration 00:00:02.16 <text:s/>45</text:span></text:p>
      <text:p text:style-name="P1">#<text:span text:style-name="T36">Novas redes de negociação</text:span></text:p>
      <text:p text:style-name="P1"><text:span text:style-name="T36">tiveram de ser criadas</text:span>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50">#<text:span text:style-name="T36">Intermediários</text:span></text:p>
      <text:p text:style-name="P50"><text:span text:style-name="T36">estão em concorrência</text:span>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<text:span text:style-name="T36">r uma fatia do bolo</text:span>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49">Há redes em competição.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49">Tem outras que podem destruir</text:p>
      <text:p text:style-name="P50"><text:span text:style-name="T36">essa rede</text:span>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49">Os envolvidos nesse negócio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49">são pessoas que exibem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49">um padrão de vida rico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49">comparado</text:p>
      <text:p text:style-name="P49">com quem está em campo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49">Ou seja, em todos os escalões,</text:p>
      <text:p text:style-name="P49">sejam os negociadore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<text:span text:style-name="T36">do mundo</text:span>.</text:p>
      <text:p text:style-name="P1">-To<text:span text:style-name="T36">do mundo ganha dinheiro.</text:span>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50">To<text:span text:style-name="T36">do mundo ganha dinheiro.</text:span>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<text:span text:style-name="T36">da uma cadeia</text:span>.</text:p>
      <text:p text:style-name="P49">Tem toda uma cadeia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<text:span text:style-name="T36">íde</text:span>o de propagand<text:span text:style-name="T36">a</text:span>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<text:span text:style-name="T36">ma dessas cadeias</text:span></text:p>
      <text:p text:style-name="P1"><text:span text:style-name="T36">parece funciona</text:span>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<text:span text:style-name="T36">m vídeo recente divulgado</text:span></text:p>
      <text:p text:style-name="P1">p<text:span text:style-name="T36">elos sequestradores mostra</text:span>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<text:span text:style-name="T36">segurando uma f</text:span>oto e u<text:span text:style-name="T36">ma carta</text:span></text:p>
      <text:p text:style-name="P1">env<text:span text:style-name="T36">iadas</text:span> de Su<text:span text:style-name="T36">íça</text:span>.#</text:p>
      <text:p text:style-name="P1"><text:soft-page-break/></text:p>
      <text:p text:style-name="Texte_20_brut"><text:span text:style-name="T3"><text:s/></text:span><text:span text:style-name="T1">509: 00:27:53.22 00:27:56.05 <text:s/>Duration 00:00:02.08 <text:s/>39</text:span></text:p>
      <text:p text:style-name="P50">#Si<text:span text:style-name="T36">nal de que o contato</text:span></text:p>
      <text:p text:style-name="P50"><text:span text:style-name="T36">foi estabelecido</text:span>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<text:span text:style-name="T36">as negociações começaram</text:span>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<text:span text:style-name="T36">ma esperança precária</text:span>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<text:span text:style-name="T37">é mantida refém</text:span></text:p>
      <text:p text:style-name="P1"><text:span text:style-name="T37">há</text:span> 800 <text:span text:style-name="T37">dia</text:span>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<text:span text:style-name="T37">Do lado</text:span>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<text:span text:style-name="T37">as últimas notícias sobre sua saúde</text:span></text:p>
      <text:p text:style-name="P1">s<text:span text:style-name="T37">ão</text:span>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51">#<text:span text:style-name="T37">Nada indica que sua liberação</text:span></text:p>
      <text:p text:style-name="P51"><text:span text:style-name="T37">esteja à vista</text:span>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52">Há 1 ano,</text:p>
      <text:p text:style-name="P51">Emmanuel Macron <text:span text:style-name="T37">foi eleito</text:span>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<text:span text:style-name="T37">e</text:span>sident<text:span text:style-name="T37">e</text:span> da R<text:span text:style-name="T37">epública.</text:span>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<text:span text:style-name="T37">ara conquistar votos,</text:span></text:p>
      <text:p text:style-name="P1"><text:span text:style-name="T37">ele contratou um#</text:span> coach<text:span text:style-name="T37">#</text:span>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<text:span text:style-name="T37">antor de ópera,</text:span>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52">pois na política,</text:p>
      <text:p text:style-name="P1"><text:span text:style-name="T37">a voz é um trunfo</text:span>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53">Aqui também,</text:p>
      <text:p text:style-name="P54"><text:span text:style-name="T38">os políticos entenderam</text:span>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53">Eles também trabalham seu timbre,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<text:span text:style-name="T38">o vocês verão e ouvirão</text:span>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54"><text:span text:style-name="T38">nesta</text:span> reportage<text:span text:style-name="T38">m</text:span></text:p>
      <text:p text:style-name="P54">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<text:span text:style-name="T38">Os livros de História</text:span></text:p>
      <text:p text:style-name="P1"><text:soft-page-break/><text:span text:style-name="T38">teriam registrado esse discurso</text:span>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<text:span text:style-name="T38">em a voz de pregador</text:span>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<text:span text:style-name="T38">A liberação</text:span> de Paris</text:p>
      <text:p text:style-name="P1"><text:span text:style-name="T38">teria sido a mesma</text:span>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<text:span text:style-name="T38">e</text:span> de Gaulle <text:span text:style-name="T38">a tivesse celebrado</text:span></text:p>
      <text:p text:style-name="P1"><text:span text:style-name="T38">com menos ênfase?</text:span>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<text:span text:style-name="T38">ultrajada</text:span>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<text:span text:style-name="T38">partida</text:span>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<text:span text:style-name="T38">irizada</text:span>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s Paris li<text:span text:style-name="T38">vre</text:span>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54">#E Barack Obama <text:span text:style-name="T38">teria sido</text:span></text:p>
      <text:p text:style-name="P54"><text:span text:style-name="T38">presidente dos Estados Unidos</text:span>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<text:span text:style-name="T38">e seu</text:span># "Yes we can"</text:p>
      <text:p text:style-name="P1">#<text:span text:style-name="T38">tivesse sido mais agudo</text:span>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53">Nós respondemos</text:p>
      <text:p text:style-name="P1"><text:span text:style-name="T38">com est</text:span>e credo im<text:span text:style-name="T38">e</text:span>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<text:span text:style-name="T38">e</text:span> r<text:span text:style-name="T38">e</text:span>sume <text:span text:style-name="T38">o espírito</text:span></text:p>
      <text:p text:style-name="P53">do povo americano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<text:span text:style-name="T38">m três</text:span> simples <text:span text:style-name="T38">palavras</text:span>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<text:span text:style-name="T38">e você pedir um discurso marcante</text:span></text:p>
      <text:p text:style-name="P1">d<text:span text:style-name="T38">e </text:span>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<text:span text:style-name="T38">há</text:span> fortes chances</text:p>
      <text:p text:style-name="P1">qu<text:span text:style-name="T38">e lhe falem deste</text:span>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<text:soft-page-break/>Bo<text:span text:style-name="T39">m dia a todo</text:span>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<text:span text:style-name="T39">m</text:span> march<text:span text:style-name="T39">a</text:span>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<text:span text:style-name="T39">Será que estamos sozinhos</text:span>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<text:span text:style-name="T39">Ele não se</text:span> <text:span text:style-name="T39">preocupou</text:span>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<text:span text:style-name="T39">Eu disse a ele</text:span>:</text:p>
      <text:p text:style-name="P1">"<text:span text:style-name="T39">Tome cuidado, por</text:span>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<text:span text:style-name="T39">Ele começou bem</text:span>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<text:span text:style-name="T39">O que nós queremo</text:span>s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55">não é unir a esquerda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55">não é unir a direita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<text:span text:style-name="T39">unir os francese</text:span>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 <text:span text:style-name="T40">aí, ele derrapou.</text:span>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56">Ele quis superar</text:p>
      <text:p text:style-name="P56">as milhares de pessoa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<text:span text:style-name="T40">e gritavam</text:span>: "Macron pr<text:span text:style-name="T40">e</text:span>sident<text:span text:style-name="T40">e</text:span>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 <text:span text:style-name="T40">mesmo com um</text:span> micro<text:span text:style-name="T40">fone</text:span>,</text:p>
      <text:p text:style-name="P56">ele quis superá-los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<text:span text:style-name="T41">ele quis subir o tom</text:span>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<text:span text:style-name="T41">e acabou caindo na vala</text:span>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57">O que eu quero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cês<text:span text:style-name="T41">, em toda parte</text:span>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57">que vocês vão fazê-lo ganhar,</text:p>
      <text:p text:style-name="P1"/>
      <text:p text:style-name="Texte_20_brut"><text:soft-page-break/><text:span text:style-name="T3"><text:s/></text:span><text:span text:style-name="T1">561: 00:30:44.04 00:30:46.12 <text:s/>Duration 00:00:02.08 <text:s/>39</text:span></text:p>
      <text:p text:style-name="P1"><text:span text:style-name="T41">por</text:span>que é no<text:span text:style-name="T41">sso</text:span> projet<text:span text:style-name="T41">o</text:span>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<text:span text:style-name="T41">a</text:span> <text:span text:style-name="T41">a República</text:span>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<text:span text:style-name="T41">a </text:span>a Fran<text:span text:style-name="T41">ça</text:span>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57">Ele me telefonou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<text:span text:style-name="T41">ara me perguntar se eu concordava</text:span></text:p>
      <text:p text:style-name="P57">com o que tinha ouvido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57">Eu estava diante da minha TV</text:p>
      <text:p text:style-name="P1">e <text:span text:style-name="T41">disse a ele</text:span>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59">"<text:span text:style-name="T42">Precisa praticar,</text:span></text:p>
      <text:p text:style-name="P59"><text:span text:style-name="T42">por</text:span>que <text:span text:style-name="T42">se o senhor continuar assim,</text:span></text:p>
      <text:p text:style-name="P1"/>
      <text:p text:style-name="P103"><text:span text:style-name="T3"><text:s/></text:span><text:span text:style-name="T1">568: 00:31:03.24 00:31:06.09 <text:s/>Duration 00:00:02.10 <text:s/>41</text:span></text:p>
      <text:p text:style-name="P59">"<text:span text:style-name="T42">em</text:span> 15 <text:span text:style-name="T42">dias</text:span>,</text:p>
      <text:p text:style-name="P58">o senhor vai falar assim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 <text:span text:style-name="T42">em um mê</text:span>s</text:p>
      <text:p text:style-name="P1"><text:span text:style-name="T42">não vai ter mais voz nenhuma</text:span>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<text:span text:style-name="T42">Há dois</text:span>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<text:span text:style-name="T42">cantava em óperas do mundo todo</text:span>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<text:span text:style-name="T42">com sua voz de barítono</text:span>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<text:span text:style-name="T42">Foi um conselheiro</text:span> de Macron,</text:p>
      <text:p text:style-name="P1">ama<text:span text:style-name="T42">nte de arte lírica</text:span>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<text:span text:style-name="T42">e</text:span> <text:span text:style-name="T42">os fez se encontrarem</text:span></text:p>
      <text:p text:style-name="P1"><text:span text:style-name="T42">na véspera do discurso</text:span>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59">#<text:span text:style-name="T42">O cantor passou dos projetores</text:span></text:p>
      <text:p text:style-name="P59"><text:span text:style-name="T42">do palco</text:span>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59">#<text:span text:style-name="T42">aos bastidores do#</text:span> coaching<text:span text:style-name="T42">#</text:span>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<text:span text:style-name="T42">Fui com ele a</text:span> Lille,</text:p>
      <text:p text:style-name="P1"><text:span text:style-name="T42">a</text:span> Lyon, <text:span text:style-name="T42">a</text:span> Toulouse,</text:p>
      <text:p text:style-name="P1"><text:soft-page-break/></text:p>
      <text:p text:style-name="Texte_20_brut"><text:span text:style-name="T3"><text:s/></text:span><text:span text:style-name="T1">578: 00:31:42.12 00:31:46.08 <text:s/>Duration 00:00:03.21 <text:s/>65</text:span></text:p>
      <text:p text:style-name="P58">aos grandes comícios,</text:p>
      <text:p text:style-name="P1"><text:span text:style-name="T42">aonde fosse necessário</text:span>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58">Ele estava deste tamanho</text:p>
      <text:p text:style-name="P1"><text:span text:style-name="T42">no meio</text:span>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58">Eu tentava me postar meio</text:p>
      <text:p text:style-name="P59"><text:span text:style-name="T42">na frente dele, na primeira fila</text:span>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59"><text:span text:style-name="T42">e fazia sinais meio cabalísticos</text:span>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<text:span text:style-name="T42">Quem me via devia pensar</text:span>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<text:span text:style-name="T42">Esse rapaz é meio maluco</text:span>."</text:p>
      <text:p text:style-name="P1">P<text:span text:style-name="T42">orque eu fazia</text:span>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58">Sinais de que já havíamos falado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<text:span text:style-name="T42">para dizer</text:span>: "<text:span text:style-name="T42">C</text:span>alm<text:span text:style-name="T42">a</text:span>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59">Quand<text:span text:style-name="T42">o ele começava</text:span></text:p>
      <text:p text:style-name="P58">a ficar veemente assim...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<text:span text:style-name="T42">essões</text:span> de 2 h<text:span text:style-name="T42">ora</text:span>s</text:p>
      <text:p text:style-name="P1">são program<text:span text:style-name="T42">ada</text:span>s <text:span text:style-name="T42">até a </text:span>eleição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<text:span text:style-name="T42">a respiração</text:span>,</text:p>
      <text:p text:style-name="P1">a postur<text:span text:style-name="T42">a</text:span>, <text:span text:style-name="T42">o</text:span>s exerc<text:span text:style-name="T42">ício</text:span>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<text:span text:style-name="T42">recomeça tudo do</text:span> z<text:span text:style-name="T42">e</text:span>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59">É u<text:span text:style-name="T42">m</text:span> exerc<text:span text:style-name="T42">ício</text:span></text:p>
      <text:p text:style-name="P59"><text:span text:style-name="T42">que dei para</text:span>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61"><text:span text:style-name="T43">Não precisa fazer uma voz assim</text:span>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<text:span text:style-name="T43">smente para as</text:span> vibra<text:span text:style-name="T43">ções</text:span>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<text:span text:style-name="T43">ara </text:span>que <text:span text:style-name="T43">a</text:span>s cord<text:span text:style-name="T43">a</text:span>s voca<text:span text:style-name="T43">i</text:span>s vibre<text:span text:style-name="T43">m</text:span></text:p>
      <text:p text:style-name="P1"><text:soft-page-break/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<text:span text:style-name="T43">a </text:span>a R<text:span text:style-name="T43">epública</text:span>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<text:span text:style-name="T43">a </text:span>a Fran<text:span text:style-name="T43">ça</text:span>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61">Entre <text:span text:style-name="T43">o sujeito inseguro</text:span></text:p>
      <text:p text:style-name="P60">do primeiro dia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 <text:span text:style-name="T43">o</text:span> grand<text:span text:style-name="T43">e vencedor</text:span></text:p>
      <text:p text:style-name="P1">d<text:span text:style-name="T43">a última noite,</text:span>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<text:span text:style-name="T43">e</text:span>vident<text:span text:style-name="T43">e</text:span></text:p>
      <text:p text:style-name="P1">que <text:span text:style-name="T43">a</text:span> vo<text:span text:style-name="T43">z</text:span> est<text:span text:style-name="T43">á</text:span> dif<text:span text:style-name="T43">e</text:span>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60">Muita gente</text:p>
      <text:p text:style-name="P61"><text:span text:style-name="T43">me telefonou e escreveu</text:span>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61">"Bravo.</text:p>
      <text:p text:style-name="P61"><text:span text:style-name="T43">Você fez de</text:span> Macron pr<text:span text:style-name="T43">e</text:span>sident<text:span text:style-name="T43">e</text:span>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60">Não é verdade.</text:p>
      <text:p text:style-name="P60">Foi ele que se elegeu presidente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<text:span text:style-name="T43">gamos que o ajudei um pouco</text:span>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<text:span text:style-name="T43">a</text:span> <text:span text:style-name="T43">ser mai</text:span>s pertinent<text:span text:style-name="T43">e</text:span>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ão<text:span text:style-name="T43"> no fundo</text:span>, mas <text:span text:style-name="T43">n</text:span>a form<text:span text:style-name="T43">a</text:span>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<text:span text:style-name="T43">O</text:span> carism<text:span text:style-name="T43">a</text:span> vocal <text:span text:style-name="T43">se aprende</text:span>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62">#<text:span text:style-name="T44">Ele até se tornou</text:span></text:p>
      <text:p text:style-name="P62"><text:span text:style-name="T44">tema de estudos científicos</text:span>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<text:span text:style-name="T44">Em</text:span>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<text:span text:style-name="T44">esse pesquisador italiano destrincha</text:span></text:p>
      <text:p text:style-name="P1"><text:span text:style-name="T44">os discursos dos líderes político</text:span>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#e <text:span text:style-name="T44">mede o efeito da voz deles</text:span></text:p>
      <text:p text:style-name="P1"><text:span text:style-name="T44">no </text:span>audit<text:span text:style-name="T44">ório</text:span>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<text:soft-page-break/><text:span text:style-name="T44">A voz pode fazer perder</text:span> eleição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<text:span text:style-name="T44">m</text:span> cas<text:span text:style-name="T44">o que citarei</text:span>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<text:span text:style-name="T44">o</text:span> de, p<text:span text:style-name="T44">o</text:span>r exempl<text:span text:style-name="T44">o</text:span>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ão<text:span text:style-name="T44"> soube mudar</text:span>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<text:span text:style-name="T44">eu</text:span> p<text:span text:style-name="T44">er</text:span>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 adapt<text:span text:style-name="T44">á-lo a cada</text:span> context<text:span text:style-name="T44">o</text:span></text:p>
      <text:p text:style-name="P1">de com<text:span text:style-name="T44">unicação.</text:span>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62"><text:span text:style-name="T44">Amanhã</text:span>, <text:span text:style-name="T44">nós enfrentaremos</text:span></text:p>
      <text:p text:style-name="P115">o dever da nossa época.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<text:span text:style-name="T44">ma</text:span> vo<text:span text:style-name="T44">z</text:span> professoral e form<text:span text:style-name="T44">al</text:span>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<text:span text:style-name="T45">Em quem nós iremos</text:span> vot<text:span text:style-name="T45">a</text:span>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<text:span text:style-name="T45">e quisermos ganhar a</text:span> eleição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63">devemos estudar o público</text:p>
      <text:p text:style-name="P63">para quem falaremos a cada vez,</text:p>
      <text:p text:style-name="P63"/>
      <text:p text:style-name="Texte_20_brut"><text:span text:style-name="T3"><text:s/></text:span><text:span text:style-name="T1">622: 00:34:23.00 00:34:25.14 <text:s/>Duration 00:00:02.14 <text:s/>44</text:span></text:p>
      <text:p text:style-name="P1">e <text:span text:style-name="T45">dar um jeito</text:span>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63">de saber a quem nos dirigimos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<text:span text:style-name="T45">Isto é, os líderes carismáticos</text:span></text:p>
      <text:p text:style-name="P1">manipul<text:span text:style-name="T45">am sua voz</text:span>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64">#P<text:span text:style-name="T45">ara comprovar a hipótese</text:span>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<text:span text:style-name="T45">submeteu gravações</text:span></text:p>
      <text:p text:style-name="P1">de pol<text:span text:style-name="T45">íticos de vários países#</text:span>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<text:span text:style-name="T45">a uma amostragem</text:span> de 250 pe<text:span text:style-name="T45">ssoas</text:span>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<text:span text:style-name="T45">Quero que vocês votem em mim</text:span>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<text:soft-page-break/>#E <text:span text:style-name="T45">os resultados mostram</text:span>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<text:span text:style-name="T45">é um mes</text:span>tre</text:p>
      <text:p text:style-name="P1"><text:span text:style-name="T45">n</text:span>a manipula<text:span text:style-name="T45">ção</text:span> de s<text:span text:style-name="T45">u</text:span>a vo<text:span text:style-name="T45">z</text:span>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63">Nós percebemos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<text:span text:style-name="T45">entre os outros políticos,</text:span>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<text:span text:style-name="T45">era aquele que era visto</text:span>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<text:span text:style-name="T45">o muito mais jovem</text:span>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<text:span text:style-name="T45">ua idade cronológica.</text:span>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63">Então, as pessoas que não o viam</text:p>
      <text:p text:style-name="P1">e <text:span text:style-name="T45">que só o escutavam</text:span>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63">pensavam que ele era</text:p>
      <text:p text:style-name="P64">20 anos <text:span text:style-name="T45">mais jovem.</text:span>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63">Ele tem uma elocução</text:p>
      <text:p text:style-name="P1"><text:span text:style-name="T45">muito contínua</text:span>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 <text:span text:style-name="T45">ele também tem pausas bem curtas</text:span>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63">Pensei que o discurso</text:p>
      <text:p text:style-name="P64"><text:span text:style-name="T45">no</text:span> New Hampshire ser<text:span text:style-name="T45">ia meu último.</text:span>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 <text:span text:style-name="T45">eu soube</text:span></text:p>
      <text:p text:style-name="P1">que "Hilary Clinton, <text:span text:style-name="T45">a</text:span> corr<text:span text:style-name="T45">upta,</text:span>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<text:span text:style-name="T45">ia ao</text:span>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 <text:span text:style-name="T45">eu pensei</text:span>:</text:p>
      <text:p text:style-name="P1">"<text:span text:style-name="T45">Vamos também</text:span>! <text:span text:style-name="T45">Vamos também</text:span>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<text:span text:style-name="T45">N</text:span>a percep<text:span text:style-name="T45">ção</text:span> normal,</text:p>
      <text:p text:style-name="P63">isso veicula a ideia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64">d<text:span text:style-name="T45">e um</text:span> locut<text:span text:style-name="T45">or</text:span></text:p>
      <text:p text:style-name="P63">que é bastante proativo e jovem.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65"><text:soft-page-break/>#A<text:span text:style-name="T46">ssim, o jeito</text:span> ex<text:span text:style-name="T46">al</text:span>t<text:span text:style-name="T46">ado</text:span></text:p>
      <text:p text:style-name="P65">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<text:span text:style-name="T46">é tão elaborado</text:span> e calcul<text:span text:style-name="T46">ado</text:span>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<text:span text:style-name="T46">anto o tom</text:span> grave</text:p>
      <text:p text:style-name="P1">e <text:span text:style-name="T46">pausado de </text:span>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<text:span text:style-name="T46">no discurso de Ano Novo</text:span>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65">#<text:span text:style-name="T46">Este ano de</text:span> 2018,</text:p>
      <text:p text:style-name="P65">n<text:span text:style-name="T46">ós podemos encarar com confiança.</text:span>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65">#<text:span text:style-name="T46">A Suíça</text:span></text:p>
      <text:p text:style-name="P65"><text:span text:style-name="T46">é um país estável e seguro</text:span>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<text:span text:style-name="T46">O que notamos</text:span>, <text:span text:style-name="T46">no ouvido</text:span>,</text:p>
      <text:p text:style-name="P1"><text:span text:style-name="T46">enquanto escutamos</text:span>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<text:span text:style-name="T46">e ele acaba a f</text:span>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<text:span text:style-name="T46">com uma queda bastante</text:span> <text:span text:style-name="T46">acentuada</text:span></text:p>
      <text:p text:style-name="P66">da frequência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66">Isso pode ser</text:p>
      <text:p text:style-name="P65"><text:span text:style-name="T46">uma questão fisiológica</text:span>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<text:span text:style-name="T46">s nesse caso,</text:span>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65">é<text:span text:style-name="T46"> mais</text:span> u<text:span text:style-name="T46">ma questão estilística,</text:span>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66">porque ele queria acentuar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66">o fato de que a Suíça</text:p>
      <text:p text:style-name="P66">é um país estável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 <text:span text:style-name="T46">seguro</text:span>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<text:span text:style-name="T46">ssa economia vai bem.</text:span></text:p>
      <text:p text:style-name="P1">N<text:span text:style-name="T46">ós somos muito</text:span> comp<text:span text:style-name="T46">e</text:span>titi<text:span text:style-name="T46">vo</text:span>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65">#E <text:span text:style-name="T46">além disso, nós nos interessamos</text:span></text:p>
      <text:p text:style-name="P65"><text:span text:style-name="T46">uns pelos outros.</text:span>#</text:p>
      <text:p text:style-name="P1"/>
      <text:p text:style-name="Texte_20_brut"><text:soft-page-break/><text:span text:style-name="T3"><text:s/></text:span><text:span text:style-name="T1">663: 00:36:24.19 00:36:28.07 <text:s/>Duration 00:00:03.13 <text:s/>60</text:span></text:p>
      <text:p text:style-name="P1">Fa<text:span text:style-name="T46">ça a voz que você quer trabalhar.</text:span></text:p>
      <text:p text:style-name="P1"><text:span text:style-name="T46">Quem treinaremos hoje</text:span>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65"><text:span text:style-name="T46">Estou fazendo um esquete</text:span> long<text:span text:style-name="T46">o</text:span></text:p>
      <text:p text:style-name="P65">de Brélaz, p<text:span text:style-name="T46">o</text:span>r exempl<text:span text:style-name="T46">o</text:span>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<text:span text:style-name="T46">o que exige mais</text:span>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65"><text:span text:style-name="T46">porque você contrai muito a voz</text:span>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 <text:span text:style-name="T46">quanto mais me canso,</text:span></text:p>
      <text:p text:style-name="P66">mais eu forço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66">e quanto mais forço,</text:p>
      <text:p text:style-name="P1"><text:span text:style-name="T46">mais cansa</text:span>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 <text:span text:style-name="T46">depois do espetáculo,</text:span></text:p>
      <text:p text:style-name="P66">meu pescoço ficou doendo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<text:span text:style-name="T46">O</text:span> int<text:span text:style-name="T46">e</text:span>ressant<text:span text:style-name="T46">e</text:span> é v<text:span text:style-name="T46">e</text:span>r</text:p>
      <text:p text:style-name="P1"><text:span text:style-name="T46">o que você</text:span> contra<text:span text:style-name="T46">i</text:span> p<text:span text:style-name="T46">ara fazer isso.</text:span>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 <text:span text:style-name="T46">é</text:span> consult<text:span text:style-name="T46">or</text:span>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<text:span text:style-name="T46">sempre</text:span>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65">#<text:span text:style-name="T46">Com seu método</text:span></text:p>
      <text:p text:style-name="P65"><text:span text:style-name="T46">de coordenação respiratória,</text:span>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65">#<text:span text:style-name="T46">ele ajuda</text:span></text:p>
      <text:p text:style-name="P65"><text:span text:style-name="T46">tanto um imitador suíço</text:span>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<text:span text:style-name="T46">anto uma cantora do</text:span># The Voice<text:span text:style-name="T46">#</text:span></text:p>
      <text:p text:style-name="P1">ou u<text:span text:style-name="T46">m político europeu</text:span>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66">O que eu vi no meu percurso</text:p>
      <text:p text:style-name="P1"/>
      <text:p text:style-name="Texte_20_brut"><text:span text:style-name="T3"><text:s/></text:span><text:span text:style-name="T1">677: 00:37:07.00 00:37:08.24 <text:s/>Duration 00:00:01.24 <text:s/>33</text:span></text:p>
      <text:p text:style-name="P1">é que quand<text:span text:style-name="T46">o</text:span> <text:span text:style-name="T46">o eu saí dos EUA,</text:span>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66">onde fui estudar</text:p>
      <text:p text:style-name="P66">com grandes especialista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<text:soft-page-break/>p<text:span text:style-name="T46">ara</text:span> me form<text:span text:style-name="T46">a</text:span>r,</text:p>
      <text:p text:style-name="P1">p<text:span text:style-name="T46">orque eu não estava satisfeito,</text:span>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66">eu me toquei que na Suíça</text:p>
      <text:p text:style-name="P66">temos de saber antes de aprender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65">É com<text:span text:style-name="T46">o se um político dissesse,</text:span>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<text:span text:style-name="T46">Não estou satisfeito</text:span></text:p>
      <text:p text:style-name="P1">de com<text:span text:style-name="T46">o eu falo</text:span>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 que <text:span text:style-name="T46">isso fosse vergonhoso.</text:span>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<text:span text:style-name="T46">Mesma coisa para um canto</text:span>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<text:span text:style-name="T46">deveríamos saber</text:span>.</text:p>
      <text:p text:style-name="P1"><text:span text:style-name="T46">Só que não</text:span>. <text:span text:style-name="T46">Isso se aprende</text:span>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66">Assim, temos um teto de vidro</text:p>
      <text:p text:style-name="P66">na Suíça com isso.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 <text:span text:style-name="T46">se tem um</text:span>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<text:span text:style-name="T46">e é especialista mundial</text:span></text:p>
      <text:p text:style-name="P1"><text:span text:style-name="T46">na voz</text:span> polític<text:span text:style-name="T46">a</text:span> su<text:span text:style-name="T46">íça</text:span>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<text:span text:style-name="T46">o </text:span>imita<text:span text:style-name="T46">do</text:span>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67">Eu reescrevi uma música</text:p>
      <text:p text:style-name="P1">s<text:span text:style-name="T47">obre</text:span>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<text:span text:style-name="T47">obre</text:span> Sommaruga e u<text:span text:style-name="T47">m outro.</text:span>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68">Você está satisfeito</text:p>
      <text:p text:style-name="P1">d<text:span text:style-name="T47">e ter caído na Suíça,</text:span>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<text:span text:style-name="T47">elos</text:span> político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<text:span text:style-name="T47">engraçado porque no começo</text:span></text:p>
      <text:p text:style-name="P1">do<text:span text:style-name="T47"># </text:span>La soupe#, e<text:span text:style-name="T47">m</text:span>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<text:span text:style-name="T47">diziam-nos</text:span> que <text:span text:style-name="T47">o</text:span>s po<text:span text:style-name="T47">líticos</text:span></text:p>
      <text:p text:style-name="P1">su<text:span text:style-name="T47">íços não eram interessantes.</text:span></text:p>
      <text:p text:style-name="P1"/>
      <text:p text:style-name="Texte_20_brut"><text:soft-page-break/><text:span text:style-name="T3"><text:s/></text:span><text:span text:style-name="T1">696: 00:38:01.19 00:38:03.03 <text:s/>Duration 00:00:01.09 <text:s/>23</text:span></text:p>
      <text:p text:style-name="P1"><text:span text:style-name="T47">EU também achava</text:span>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 <text:span text:style-name="T47">treinando a voz deles,</text:span></text:p>
      <text:p text:style-name="P68">nós nos tocamos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<text:span text:style-name="T47">e há políticos interessantes</text:span>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<text:span text:style-name="T47">Há vozes bem</text:span> dif<text:span text:style-name="T47">e</text:span>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<text:span text:style-name="T47">cê tem um</text:span> Levrat</text:p>
      <text:p text:style-name="P1">qu<text:span text:style-name="T47">e tem uma voz bem</text:span> r<text:span text:style-name="T47">ed</text:span>ond<text:span text:style-name="T47">a</text:span>, <text:span text:style-name="T47">assim</text:span>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<text:span text:style-name="T47">bem anasalada</text:span>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<text:span text:style-name="T47">e dá um aspecto meio bonachão</text:span>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68">Ele tem esse lado bonachão,</text:p>
      <text:p text:style-name="P1"><text:span text:style-name="T47">de F</text:span>ribourg e t<text:span text:style-name="T47">udo</text:span>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69">E <text:span text:style-name="T47">depois,</text:span></text:p>
      <text:p text:style-name="P69"><text:span text:style-name="T47">temos uma voz como </text:span>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 obstant<text:span text:style-name="T47">e</text:span></text:p>
      <text:p text:style-name="P1">e <text:span text:style-name="T47">por via de consequência</text:span>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69">qu<text:span text:style-name="T47">e é bem mais clara</text:span>,</text:p>
      <text:p text:style-name="P69"><text:span text:style-name="T47">reta</text:span>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 <text:span text:style-name="T47">essa</text:span> vo<text:span text:style-name="T47">z</text:span> correspond<text:span text:style-name="T47">e</text:span> <text:span text:style-name="T47">em geral</text:span>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<text:span text:style-name="T47">ao caráter do</text:span> personage<text:span text:style-name="T47">m</text:span>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<text:span text:style-name="T47">ável</text:span>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<text:span text:style-name="T47">m dia</text:span>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71">O que é ruim para mim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<text:span text:style-name="T48">o</text:span> políticos <text:span text:style-name="T48">de mais</text:span></text:p>
      <text:p text:style-name="P71">têm voz de advogado genebrense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 <text:span text:style-name="T48">entende o que eu quero dizer</text:span>? -,</text:p>
      <text:p text:style-name="P1"><text:soft-page-break/><text:span text:style-name="T48">estilo</text:span>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<text:span text:style-name="T48">e têm vozes sem sotaque,</text:span></text:p>
      <text:p text:style-name="P71">eles têm pouco sotaque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 <text:span text:style-name="T48">eles têm vozes bem estruturadas,</text:span></text:p>
      <text:p text:style-name="P1"><text:span text:style-name="T48">têm um bom vocabulário</text:span>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<text:span text:style-name="T48">Para mim, o ide</text:span>al</text:p>
      <text:p text:style-name="P1"><text:span text:style-name="T48">e gente</text:span> com<text:span text:style-name="T48">o</text:span>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<text:span text:style-name="T48">O que você acha</text:span>?</text:p>
      <text:p text:style-name="P1">Com<text:span text:style-name="T48">o o senhor encara</text:span>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71">Muito bem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70"><text:span text:style-name="T48">C</text:span>onsid<text:span text:style-name="T48">ero que nossos destinos</text:span></text:p>
      <text:p text:style-name="P70"><text:span text:style-name="T48">estavam ligados</text:span>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71">Ele fez</text:p>
      <text:p text:style-name="P71">uma parte da carreira assim,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 <text:span text:style-name="T48">me divulgou.</text:span>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<text:span text:style-name="T48">Gosta da sua voz ou não</text:span>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70">M<text:span text:style-name="T48">inha voz não tem</text:span></text:p>
      <text:p text:style-name="P71">que me agradar ou não.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<text:span text:style-name="T48">inha voz</text:span>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<text:span text:style-name="T48">Neste caso</text:span>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71">faz parte</text:p>
      <text:p text:style-name="P70"><text:span text:style-name="T48">das minhas competências naturais</text:span>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71">Eu nunca senti necessidade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70">de fa<text:span text:style-name="T48">zer humor</text:span></text:p>
      <text:p text:style-name="P70"><text:span text:style-name="T48">com minha própria voz</text:span>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71">apesar de ter feito com meu peso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71"><text:soft-page-break/>o que era uma maneira,</text:p>
      <text:p text:style-name="P70"><text:span text:style-name="T48">de certa forma, de me proteger</text:span>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<text:span text:style-name="T48">Eu nunca </text:span>senti</text:p>
      <text:p text:style-name="P71">essa necessidade com minha voz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<text:span text:style-name="T49">Outra</text:span> polític<text:span text:style-name="T49">a suíça</text:span></text:p>
      <text:p text:style-name="P1"><text:span text:style-name="T49">reconhecível desde que abre a boca</text:span>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<text:span text:style-name="T50">s ao contrário de</text:span> Daniel Brélaz,</text:p>
      <text:p text:style-name="P1">de<text:span text:style-name="T50">sde que começou na</text:span> polític<text:span text:style-name="T50">a</text:span>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72">#el<text:span text:style-name="T50">a tratou a voz</text:span></text:p>
      <text:p text:style-name="P72"><text:span text:style-name="T50">como qualquer outro tema</text:span>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<text:span text:style-name="T50">Disseram-me</text:span> que quand<text:span text:style-name="T50">o eu falava</text:span></text:p>
      <text:p text:style-name="P73">em debates em alemão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itali<text:span text:style-name="T50">ano eu era mais eficaz</text:span>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 <text:span text:style-name="T50">que minha voz era agradável</text:span>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 <text:span text:style-name="T50">claro</text:span>, <text:span text:style-name="T50">tem o fenômeno</text:span></text:p>
      <text:p text:style-name="P1"><text:span text:style-name="T50">do sotaque francês</text:span>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72">ma<text:span text:style-name="T50">s sobretudo,</text:span></text:p>
      <text:p text:style-name="P73">numa língua estrangeira,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73">eu preparo bem mais meu debate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<text:span text:style-name="T50">ara ser mais eficaz,</text:span>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73">e como não é a minha língua,</text:p>
      <text:p text:style-name="P1"><text:span text:style-name="T50">eu falo mais</text:span> lent<text:span text:style-name="T50">a</text:span>ment<text:span text:style-name="T50">e</text:span>.</text:p>
      <text:p text:style-name="P1"/>
      <text:p text:style-name="Texte_20_brut"><text:span text:style-name="T3"><text:s/></text:span><text:span text:style-name="T1">744: 00:40:21.18 00:40:24.20 <text:s/>Duration 00:00:03.02 <text:s/>52</text:span></text:p>
      <text:p text:style-name="P73">Procuro, quando me preparo</text:p>
      <text:p text:style-name="P72"><text:span text:style-name="T50">para um debate em francês</text:span>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73">fazê-lo como se fosse</text:p>
      <text:p text:style-name="P72"><text:span text:style-name="T50">uma língua estrangeira</text:span>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<text:span text:style-name="T51">cê tem um#</text:span> coach<text:span text:style-name="T51">#</text:span>?</text:p>
      <text:p text:style-name="P1"><text:soft-page-break/><text:span text:style-name="T51">Isso se aprende</text:span>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74">Eu trabalho muito com minha equipe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74">na preparação dos debates,</text:p>
      <text:p text:style-name="P74">na forma e no fundo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<text:span text:style-name="T51">Obrigado</text:span>.</text:p>
      <text:p text:style-name="P1">-De <text:span text:style-name="T51">nada</text:span>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<text:span text:style-name="T51">inh</text:span>a vo<text:span text:style-name="T51">z</text:span>, natur<text:span text:style-name="T51">al</text:span>ment<text:span text:style-name="T51">e</text:span>,</text:p>
      <text:p text:style-name="P1"><text:span text:style-name="T51">tem a minha cara</text:span>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<text:span text:style-name="T51">isto </text:span>é, <text:span text:style-name="T51">é mais</text:span> <text:span text:style-name="T51">franzina e miúda</text:span>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<text:span text:style-name="T51">então, para mim</text:span> é dif<text:span text:style-name="T51">ícil</text:span>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74">cortar a palavra de um homem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75">qu<text:span text:style-name="T51">e tem</text:span>, <text:span text:style-name="T51">por exemplo</text:span>,</text:p>
      <text:p text:style-name="P75">u<text:span text:style-name="T51">ma voz </text:span>de s<text:span text:style-name="T51">i</text:span>ndicalist<text:span text:style-name="T51">a</text:span> p<text:span text:style-name="T51">otente</text:span>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74">então devo desenvolver</text:p>
      <text:p text:style-name="P74">outros meio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74">para poder me colocar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<text:span text:style-name="T51">isso uma sociedade, Sra.</text:span>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<text:span text:style-name="T51">ós queremos</text:span> compens<text:span text:style-name="T51">a</text:span>r</text:p>
      <text:p text:style-name="P1"><text:span text:style-name="T51">no âmbito do</text:span> 2<text:span text:style-name="T51">º</text:span> pil<text:span text:style-name="T51">a</text:span>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75"><text:span text:style-name="T51">pois é preciso</text:span> garantir</text:p>
      <text:p text:style-name="P75"><text:span text:style-name="T51">o nível das rendas no</text:span> 2<text:span text:style-name="T51">º</text:span> pil<text:span text:style-name="T51">a</text:span>r.</text:p>
      <text:p text:style-name="P1"/>
      <text:p text:style-name="Texte_20_brut"><text:span text:style-name="T3"><text:s/></text:span><text:span text:style-name="T1">760: 00:41:05.17 00:41:08.12 <text:s/>Duration 00:00:02.20 <text:s/>48</text:span></text:p>
      <text:p text:style-name="P1"><text:span text:style-name="T51">A </text:span>AVS</text:p>
      <text:p text:style-name="P1">e <text:span text:style-name="T51">a</text:span>s <text:span text:style-name="T52">bolsas</text:span> compl<text:span text:style-name="T52">e</text:span>mentares,</text:p>
      <text:p text:style-name="P1"/>
      <text:p text:style-name="P104"><text:span text:style-name="T3"><text:s/></text:span><text:span text:style-name="T1">761: 00:41:08.17 00:41:13.04 <text:s/>Duration 00:00:04.12 <text:s/>76</text:span></text:p>
      <text:p text:style-name="P76">#<text:span text:style-name="T52">pe</text:span>la Constitu<text:span text:style-name="T52">ição</text:span>, vis<text:span text:style-name="T52">am</text:span></text:p>
      <text:p text:style-name="P1"><text:span text:style-name="T52">a</text:span> garantir <text:span text:style-name="T52">as necessidades</text:span> vita<text:span text:style-name="T52">is</text:span>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 <text:span text:style-name="T52">o</text:span> 2<text:span text:style-name="T52">º</text:span> pil<text:span text:style-name="T52">a</text:span>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<text:soft-page-break/>#<text:span text:style-name="T52">O</text:span>s políticos <text:span text:style-name="T52">treinam a voz</text:span>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a manipul<text:span text:style-name="T52">am</text:span> ou <text:span text:style-name="T52">adaptam</text:span>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 <text:span text:style-name="T52">no</text:span> final, é <text:span text:style-name="T52">sempre</text:span></text:p>
      <text:p text:style-name="P1">p<text:span text:style-name="T52">ara</text:span> obter nos<text:span text:style-name="T52">sos</text:span> vo<text:span text:style-name="T52">tos</text:span>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<text:span text:style-name="T52">ma</text:span> bo<text:span text:style-name="T52">a</text:span> voz é u<text:span text:style-name="T52">ma</text:span> voz</text:p>
      <text:p text:style-name="P1">produ<text:span text:style-name="T52">zida com eficácia</text:span>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77">em relação às estruturas</text:p>
      <text:p text:style-name="P1">d<text:span text:style-name="T52">e quem </text:span>a produ<text:span text:style-name="T52">z</text:span>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<text:span text:style-name="T52">Significa que devemos</text:span> identifi<text:span text:style-name="T52">ca</text:span>r</text:p>
      <text:p text:style-name="P77">nessa pessoa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77">o que ela não movimenta bem.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76"><text:span text:style-name="T52">Tem gente que contrai a mandíbula</text:span>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<text:span text:style-name="T52">a</text:span> nu<text:span text:style-name="T52">ca</text:span>, ou <text:span text:style-name="T52">restringe </text:span></text:p>
      <text:p text:style-name="P77">os movimentos laterai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<text:span text:style-name="T52">o vimos com</text:span>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<text:span text:style-name="T52">e devemos </text:span>identifi<text:span text:style-name="T52">ca</text:span>r <text:span text:style-name="T52">isso</text:span>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<text:span text:style-name="T52">Então</text:span>... <text:span text:style-name="T52">É claro, agora,</text:span></text:p>
      <text:p text:style-name="P77">podemos ler artigos que dizem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<text:span text:style-name="T52">e devemos baixar </text:span>a voz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P<text:span text:style-name="T52">ara mim, isso é esparadrapo.</text:span>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<text:span text:style-name="T52">ma voz realmente</text:span> r<text:span text:style-name="T52">e</text:span>s<text:span text:style-name="T52">so</text:span>nante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<text:span text:style-name="T52">ma</text:span> voz <text:span text:style-name="T52">equilibrada</text:span></text:p>
      <text:p text:style-name="P77">no seu uso,</text:p>
      <text:p text:style-name="P1"/>
      <text:p text:style-name="Texte_20_brut"><text:span text:style-name="T3"><text:s/></text:span><text:span text:style-name="T1">779: 00:41:56.16 00:41:58.16 <text:s/>Duration 00:00:02.00 <text:s/>34</text:span></text:p>
      <text:p text:style-name="P1">e <text:span text:style-name="T52">ela se põe a ressoar, a soar</text:span>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 <text:span text:style-name="T52">temos uma</text:span> intui<text:span text:style-name="T52">ção</text:span></text:p>
      <text:p text:style-name="P1">quand<text:span text:style-name="T52">o ouvimos essa pessoa,</text:span></text:p>
      <text:p text:style-name="P1"><text:soft-page-break/></text:p>
      <text:p text:style-name="Texte_20_brut"><text:span text:style-name="T3"><text:s/></text:span><text:span text:style-name="T1">781: 00:42:02.06 00:42:03.17 <text:s/>Duration 00:00:01.11 <text:s/>24</text:span></text:p>
      <text:p text:style-name="P1">qu<text:span text:style-name="T52">e podemos</text:span> confia<text:span text:style-name="T52">r nela</text:span>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77">O que eu quero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<text:span text:style-name="T52">cês</text:span>, <text:span text:style-name="T52">em toda parte</text:span>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<text:span text:style-name="T52">ão fazê-los ganhar</text:span>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<text:span text:style-name="T52">por</text:span>que é no<text:span text:style-name="T52">sso</text:span> projet<text:span text:style-name="T52">o</text:span>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<text:span text:style-name="T52">a </text:span>a R<text:span text:style-name="T52">epública!</text:span></text:p>
      <text:p text:style-name="P1">Viv<text:span text:style-name="T52">a </text:span>a Fran<text:span text:style-name="T52">ça</text:span>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<text:span text:style-name="T52">áscara</text:span> relaxant<text:span text:style-name="T52">e</text:span>,</text:p>
      <text:p text:style-name="P1">aplica<text:span text:style-name="T52">tivo</text:span>s <text:span text:style-name="T52">variado</text:span>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77">as bugigangas</text:p>
      <text:p text:style-name="P77">para dormir melhor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<text:span text:style-name="T52">cam</text:span>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<text:span text:style-name="T52">O</text:span>s problemas de sono</text:p>
      <text:p text:style-name="P77">afetam cada vez mais gent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77">quase um quarto da população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 <text:span text:style-name="T52">são as novas tecnologias</text:span>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qu<text:span text:style-name="T52">e são acusadas</text:span>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<text:span text:style-name="T52">os</text:span>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<text:span text:style-name="T52">e nos acompanham</text:span></text:p>
      <text:p text:style-name="P77">até o travesseiro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Romain Miranda</text:p>
      <text:p text:style-name="P1"><text:span text:style-name="T52">decifra</text:span> nos<text:span text:style-name="T52">sas</text:span> insônia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<text:span text:style-name="T52">o segundo episódio da nossa</text:span> série</text:p>
      <text:p text:style-name="P77">dedicada ao vício em tela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76"><text:soft-page-break/>#<text:span text:style-name="T52">À noite, estamos todos</text:span></text:p>
      <text:p text:style-name="P76"><text:span text:style-name="T52">no mesmo barco no quesito telas</text:span>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<text:span text:style-name="T52">ma olhada na TV aqui</text:span>,</text:p>
      <text:p text:style-name="P1">u<text:span text:style-name="T52">ma verificada no computador acolá</text:span>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<text:span text:style-name="T52">sempre com o celular</text:span></text:p>
      <text:p text:style-name="P1"><text:span text:style-name="T52">ao alcance da mão</text:span>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<text:span text:style-name="T52">Eu fico ligada nas minhas telas</text:span></text:p>
      <text:p text:style-name="P1">p<text:span text:style-name="T52">o</text:span>r curiosi<text:span text:style-name="T52">dade</text:span>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76">#<text:span text:style-name="T52">às vezes por tédio</text:span></text:p>
      <text:p text:style-name="P76"><text:span text:style-name="T52">ou por temor de perder algo</text:span>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<text:span text:style-name="T52">Eu poderia só me dizer</text:span></text:p>
      <text:p text:style-name="P1">qu<text:span text:style-name="T52">e são sinais dos tempos</text:span>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76">#ma<text:span text:style-name="T52">s os cientistas</text:span></text:p>
      <text:p text:style-name="P76"><text:span text:style-name="T52">estão alarmados</text:span>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<text:span text:style-name="T52">or essa epidemia potencial</text:span></text:p>
      <text:p text:style-name="P1"><text:span text:style-name="T52">de um novo tipo</text:span>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<text:span text:style-name="T52">o</text:span> sono <text:span text:style-name="T52">desregulado</text:span>,</text:p>
      <text:p text:style-name="P1"><text:span text:style-name="T52">por causa das telas, principalmente</text:span>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<text:span text:style-name="T52">m</text:span> mod<text:span text:style-name="T52">o</text:span> <text:span text:style-name="T52">avião</text:span>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<text:span text:style-name="T52">O</text:span> Dr. Espa fa<text:span text:style-name="T52">z</text:span> parte</text:p>
      <text:p text:style-name="P1"><text:span text:style-name="T52">da direção</text:span> médica#</text:p>
      <text:p text:style-name="P1"/>
      <text:p text:style-name="Texte_20_brut"><text:span text:style-name="T3"><text:s/></text:span><text:span text:style-name="T1">809: 00:43:30.14 00:43:32.13 <text:s/>Duration 00:00:01.24 <text:s/>33</text:span></text:p>
      <text:p text:style-name="P76">#de<text:span text:style-name="T52">ssa</text:span> cl<text:span text:style-name="T52">ínica particular</text:span></text:p>
      <text:p text:style-name="P77">de Genebra#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<text:span text:style-name="T52">e</text:span>sp<text:span text:style-name="T52">e</text:span>ciali<text:span text:style-name="T52">zada em</text:span> sono,</text:p>
      <text:p text:style-name="P1">qu<text:span text:style-name="T52">e está a toda</text:span>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<text:span text:style-name="T53">Os distúrbios do</text:span> sono</text:p>
      <text:p text:style-name="P1"><text:span text:style-name="T53">afetam cada vez mais gente</text:span>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78">#e <text:span text:style-name="T53">até certos funcionários</text:span></text:p>
      <text:p text:style-name="P78"><text:span text:style-name="T53">da clínica</text:span>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<text:span text:style-name="T53">o</text:span> cas<text:span text:style-name="T53">o</text:span> de Kevin,</text:p>
      <text:p text:style-name="P1"><text:soft-page-break/>web designer d<text:span text:style-name="T53">e uns 30 ano</text:span>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<text:span text:style-name="T53">meio viciado em telas</text:span></text:p>
      <text:p text:style-name="P1">de<text:span text:style-name="T53">sde a</text:span> adolesc<text:span text:style-name="T53">ência</text:span>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79">No ensino médio,</text:p>
      <text:p text:style-name="P79">comecei a adiar o sono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79">a me deitar mais tarde à noite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<text:span text:style-name="T53">Então seu ritmo de</text:span> sono</text:p>
      <text:p text:style-name="P79">começou a muda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<text:span text:style-name="T53">se alterar</text:span>, e <text:span text:style-name="T53">foi se adiando</text:span></text:p>
      <text:p text:style-name="P1">progressiv<text:span text:style-name="T53">a</text:span>ment<text:span text:style-name="T53">e</text:span>. É <text:span text:style-name="T53">isso</text:span>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<text:span text:style-name="T53">Nessa idade, sim.</text:span></text:p>
      <text:p text:style-name="P1">-<text:span text:style-name="T53">Certo</text:span>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79">Muito videogame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<text:span text:style-name="T53">Quanto tempo</text:span> dur<text:span text:style-name="T53">a uma sessão</text:span>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e 5 h<text:span text:style-name="T53">ora</text:span>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78">"<text:span text:style-name="T53">Entre </text:span>2 e 5 h<text:span text:style-name="T53">ora</text:span>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78">#Tard<text:span text:style-name="T53">e da noite,</text:span></text:p>
      <text:p text:style-name="P78"><text:span text:style-name="T53">o trabalho no computador</text:span>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#a<text:span text:style-name="T53">gora substituiu os jogos</text:span>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<text:span text:style-name="T53">s para</text:span> Kevin,</text:p>
      <text:p text:style-name="P1"><text:span text:style-name="T53">dá na mesma</text:span>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<text:span text:style-name="T53">As telas atrasam seu</text:span> sono,#</text:p>
      <text:p text:style-name="P1"/>
      <text:p text:style-name="Texte_20_brut"><text:span text:style-name="T3"><text:s/></text:span><text:span text:style-name="T1">828: 00:44:20.20 00:44:22.08 <text:s/>Duration 00:00:01.13 <text:s/>26</text:span></text:p>
      <text:p text:style-name="P1">#e <text:span text:style-name="T53">isso</text:span> é probl<text:span text:style-name="T53">e</text:span>m<text:span text:style-name="T53">ático</text:span>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<text:span text:style-name="T53">ema</text:span> de sono</text:p>
      <text:p text:style-name="P1">e <text:span text:style-name="T53">de adormecimento.</text:span>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<text:span text:style-name="T53">ema de adormecimento,</text:span></text:p>
      <text:p text:style-name="P1"><text:soft-page-break/>to<text:span text:style-name="T53">do o</text:span> sono <text:span text:style-name="T53">atrasa,</text:span>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 <text:span text:style-name="T53">isso</text:span> provo<text:span text:style-name="T53">ca depois</text:span></text:p>
      <text:p text:style-name="P1"><text:span text:style-name="T53">tudo que conhecemos</text:span>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79">falta de atenção,</text:p>
      <text:p text:style-name="P1">problema de concentra<text:span text:style-name="T53">ção,</text:span>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<text:span text:style-name="T54">emória</text:span>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80">#<text:span text:style-name="T54">Na origem</text:span> de<text:span text:style-name="T54">ss</text:span>es problemas,</text:p>
      <text:p text:style-name="P80"><text:span text:style-name="T54">a luz azul emitida pelas telas</text:span>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<text:span text:style-name="T54">e inibe a produção</text:span></text:p>
      <text:p text:style-name="P1">de m<text:span text:style-name="T54">e</text:span>latonin<text:span text:style-name="T54">a</text:span> <text:span text:style-name="T54">no nosso cérebro</text:span>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 a m<text:span text:style-name="T54">e</text:span>latonin<text:span text:style-name="T54">a </text:span>é <text:span text:style-name="T54">o hormônio</text:span>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<text:span text:style-name="T54">e regula</text:span> no<text:span text:style-name="T54">sso ciclo</text:span> de sono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 <text:span text:style-name="T54">de despertar</text:span>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<text:span text:style-name="T54">Esse</text:span> hormônio <text:span text:style-name="T54">é sintetizado</text:span></text:p>
      <text:p text:style-name="P1"><text:span text:style-name="T54">na glândula</text:span> pin<text:span text:style-name="T54">eal</text:span>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 <text:span text:style-name="T54">é liberado no sangue</text:span></text:p>
      <text:p text:style-name="P1"><text:span text:style-name="T54">durante a noite</text:span>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<text:span text:style-name="T54">ecendo o adormecimento</text:span>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<text:span text:style-name="T54">Com uma</text:span> exposi<text:span text:style-name="T54">ção às telas</text:span></text:p>
      <text:p text:style-name="P1"><text:span text:style-name="T54">tarde da noite</text:span>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<text:span text:style-name="T54">a secreção de melatonina</text:span></text:p>
      <text:p text:style-name="P1"><text:span text:style-name="T54">cai</text:span> drasti<text:span text:style-name="T54">camente</text:span>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#<text:span text:style-name="T55">o estado de vigília</text:span> se prolong<text:span text:style-name="T55">a</text:span>,</text:p>
      <text:p text:style-name="P1"><text:span text:style-name="T55">o</text:span> sono se <text:span text:style-name="T55">adia</text:span>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 <text:span text:style-name="T55">nossas noites encolhem</text:span>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<text:span text:style-name="T55">Essa</text:span> probl<text:span text:style-name="T55">emática</text:span>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<text:soft-page-break/>#<text:span text:style-name="T55">os especialistas encontram agora</text:span>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<text:span text:style-name="T55">com frequência cada vez maior</text:span>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<text:span text:style-name="T55">e falarmos</text:span>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<text:span text:style-name="T55">tor gatilho</text:span>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agravant<text:span text:style-name="T55">e</text:span></text:p>
      <text:p text:style-name="P1">de <text:span text:style-name="T55">distúrbios do ritmo,</text:span>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<text:span text:style-name="T55">as tela</text:span>s, <text:span text:style-name="T55">de fato</text:span>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<text:span text:style-name="T55">aparecem cada vez mais</text:span>,</text:p>
      <text:p text:style-name="P1">e <text:span text:style-name="T55">vemos isso também</text:span>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81">nas pessoas mais jovens,</text:p>
      <text:p text:style-name="P81">sobretudo criança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82">#<text:span text:style-name="T55">O problema</text:span></text:p>
      <text:p text:style-name="P82"><text:span text:style-name="T55">é cada vez mais</text:span> pr<text:span text:style-name="T55">e</text:span>coce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82">#<text:span text:style-name="T55">e afeta qualquer idade</text:span>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<text:span text:style-name="T55">s ele concerne em 1º lugar</text:span></text:p>
      <text:p text:style-name="P1"><text:span text:style-name="T55">o</text:span>s ado<text:span text:style-name="T55">lescente</text:span>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81">A faixa de idade</text:p>
      <text:p text:style-name="P1">o<text:span text:style-name="T55">nde o</text:span> problema ap<text:span text:style-name="T55">arece</text:span>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<text:span text:style-name="T55">é a dos</text:span> adolescent<text:span text:style-name="T55">e</text:span>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<text:span text:style-name="T55">portanto, a</text:span>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81">e depois vemos um pico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<text:span text:style-name="T55">em torno</text:span>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<text:span text:style-name="T55">até</text:span>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82">e <text:span text:style-name="T55">depoi</text:span>s,</text:p>
      <text:p text:style-name="P82"><text:span text:style-name="T55">o problema decresce de novo</text:span>.</text:p>
      <text:p text:style-name="P1"/>
      <text:p text:style-name="Texte_20_brut"><text:soft-page-break/><text:span text:style-name="T3"><text:s/></text:span><text:span text:style-name="T1">865: 00:45:54.08 00:45:55.21 <text:s/>Duration 00:00:01.13 <text:s/>26</text:span></text:p>
      <text:p text:style-name="P1">B<text:span text:style-name="T55">em-vindos ao</text:span> laborat<text:span text:style-name="T55">ório.</text:span>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<text:span text:style-name="T55">São justamente</text:span> 3 <text:span text:style-name="T55">rapaze</text:span>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<text:span text:style-name="T55">e</text:span> particip<text:span text:style-name="T55">aram da última</text:span></text:p>
      <text:p text:style-name="P1">exp<text:span text:style-name="T55">eriência</text:span>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<text:span text:style-name="T55">feita na Suíça</text:span>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82">#<text:span text:style-name="T55">sobre o impacto das telas</text:span></text:p>
      <text:p text:style-name="P82"><text:span text:style-name="T55">no nosso sono</text:span>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83">#<text:span text:style-name="T55">Naquela noite,</text:span></text:p>
      <text:p text:style-name="P83"><text:span text:style-name="T55">um recebeu um livro para ir deitar</text:span>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<text:span text:style-name="T56">Outro recebeu um</text:span> tablet,</text:p>
      <text:p text:style-name="P1"><text:span text:style-name="T56">assim como o último</text:span>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83">#qu<text:span text:style-name="T56">e também recebeu</text:span></text:p>
      <text:p text:style-name="P83"><text:span text:style-name="T56">óculos estranhos</text:span>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<text:span text:style-name="T56">Vou trazer o</text:span> tablet.</text:p>
      <text:p text:style-name="P1">-<text:span text:style-name="T56">Obrigado</text:span>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84">Estou lhe propondo</text:p>
      <text:p text:style-name="P84">óculos para você usar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83"><text:span text:style-name="T56">enquanto estiver no </text:span><text:span text:style-name="T57">tablet.</text:span></text:p>
      <text:p text:style-name="P1"/>
      <text:p text:style-name="Texte_20_brut"><text:span text:style-name="T3"><text:s/></text:span><text:span text:style-name="T1">876: 00:46:23.10 00:46:26.14 <text:s/>Duration 00:00:03.04 <text:s/>54</text:span></text:p>
      <text:p text:style-name="P84">Pronto. Você verá meio laranja.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<text:span text:style-name="T56">Que óculos são esses</text:span>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83"><text:span text:style-name="T56">São óculos chamados</text:span># blue blocker<text:span text:style-name="T56">s</text:span>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84">Eles bloqueiam a luz azul</text:p>
      <text:p text:style-name="P1">qu<text:span text:style-name="T56">e vem</text:span>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<text:span text:style-name="T56">da tela do</text:span> tablet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83">#<text:span text:style-name="T56">São justamente</text:span></text:p>
      <text:p text:style-name="P83"><text:span text:style-name="T56">os efeitos da luz azul</text:span>#</text:p>
      <text:p text:style-name="P1"/>
      <text:p text:style-name="Texte_20_brut"><text:soft-page-break/><text:span text:style-name="T3"><text:s/></text:span><text:span text:style-name="T1">882: 00:46:40.11 00:46:42.05 <text:s/>Duration 00:00:01.19 <text:s/>30</text:span></text:p>
      <text:p text:style-name="P1">#qu<text:span text:style-name="T56">e</text:span> int<text:span text:style-name="T56">e</text:span>ress<text:span text:style-name="T56">am</text:span> <text:span text:style-name="T56">os cientistas.#</text:span>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 <text:span text:style-name="T56">seu</text:span> impact<text:span text:style-name="T56">o no nosso</text:span> sono</text:p>
      <text:p text:style-name="P1">s<text:span text:style-name="T56">urge</text:span> rapid<text:span text:style-name="T56">a</text:span>ment<text:span text:style-name="T56">e</text:span>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<text:span text:style-name="T56">pós uns 15 minutos,</text:span></text:p>
      <text:p text:style-name="P1"><text:span text:style-name="T56">o 1º a querer</text:span>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<text:span text:style-name="T56">é o que recebeu o</text:span> livr<text:span text:style-name="T56">o</text:span>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<text:span text:style-name="T56">o</text:span>s <text:span text:style-name="T56">depois</text:span>, é <text:span text:style-name="T56">a vez</text:span>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<text:span text:style-name="T56">o que olha o</text:span> tablet</text:p>
      <text:p text:style-name="P1"><text:span text:style-name="T56">com óculos</text:span>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<text:span text:style-name="T56">a o que deitou com o</text:span> tablet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s s<text:span text:style-name="T56">m óculos</text:span>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83">#Visi<text:span text:style-name="T56">velmente, ele não tem</text:span></text:p>
      <text:p text:style-name="P83"><text:span text:style-name="T56">nenhuma vontade de dormir.</text:span>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83">#É <text:span text:style-name="T56">o</text:span> Dr. Viola, u<text:span text:style-name="T56">m dos maiores</text:span></text:p>
      <text:p text:style-name="P83">experts m<text:span text:style-name="T56">undiais em</text:span> sono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<text:span text:style-name="T56">em fez a experiência</text:span>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83">#N<text:span text:style-name="T56">ós o encontramos</text:span></text:p>
      <text:p text:style-name="P83"><text:span text:style-name="T56">há algumas semanas</text:span>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<text:span text:style-name="T56">no</text:span> <text:span text:style-name="T56">C</text:span>entr<text:span text:style-name="T56">o</text:span> de <text:span text:style-name="T56">Distúrbios do</text:span> <text:span text:style-name="T56">S</text:span>ono</text:p>
      <text:p text:style-name="P1">de <text:span text:style-name="T56">Es</text:span>trasburg<text:span text:style-name="T56">o</text:span>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#<text:span text:style-name="T56">com que ele</text:span> colabor<text:span text:style-name="T56">a</text:span>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83">#<text:span text:style-name="T56">O centro</text:span></text:p>
      <text:p text:style-name="P83"><text:span text:style-name="T56">está na ponta da pesquisa</text:span>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<text:span text:style-name="T56">sobre luz</text:span> e sono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 <text:span text:style-name="T56">em matéria de luz azul,</text:span></text:p>
      <text:p text:style-name="P1">just<text:span text:style-name="T56">a</text:span>ment<text:span text:style-name="T56">e</text:span>,#</text:p>
      <text:p text:style-name="P1"/>
      <text:p text:style-name="Texte_20_brut"><text:soft-page-break/><text:span text:style-name="T3"><text:s/></text:span><text:span text:style-name="T1">899: 00:47:30.22 00:47:32.00 <text:s/>Duration 00:00:01.03 <text:s/>19</text:span></text:p>
      <text:p text:style-name="P1">#<text:span text:style-name="T56">o que há de novo</text:span>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<text:span text:style-name="T56">Há uma leve</text:span> conscien<text:span text:style-name="T56">tização</text:span>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<text:span text:style-name="T56">a</text:span>s dif<text:span text:style-name="T56">e</text:span>rentes mar<text:span text:style-name="T56">ca</text:span>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<text:span text:style-name="T56">e produzem televisores,</text:span></text:p>
      <text:p text:style-name="P1">smartphones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84">Infelizmente, hoje em dia,</text:p>
      <text:p text:style-name="P84">com o consumo excessivo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 <text:span text:style-name="T56">podemos dizer, a</text:span> su<text:span text:style-name="T56">pe</text:span>rexposi<text:span text:style-name="T56">ção</text:span></text:p>
      <text:p text:style-name="P1"><text:span text:style-name="T56">a todas as</text:span> multim<text:span text:style-name="T56">í</text:span>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<text:span text:style-name="T56">e são utilizadas</text:span></text:p>
      <text:p text:style-name="P1">d<text:span text:style-name="T56">esde a mais tenra idade,</text:span>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84">isso ainda é muito insuficiente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83"><text:span text:style-name="T56">Vemos</text:span> que <text:span text:style-name="T56">a</text:span>s perturba<text:span text:style-name="T56">ções </text:span>d<text:span text:style-name="T56">o</text:span> sono</text:p>
      <text:p text:style-name="P83">são<text:span text:style-name="T56"> realmente</text:span>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84">uma questão crucial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83">e que <text:span text:style-name="T56">as pessoas</text:span></text:p>
      <text:p text:style-name="P84">se queixam cada vez mais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<text:span text:style-name="T56">do seu</text:span> sono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83">#"<text:span text:style-name="T56">Questão crucial</text:span>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<text:span text:style-name="T56">pois a deterioração da duração</text:span></text:p>
      <text:p text:style-name="P1">e da quali<text:span text:style-name="T56">dade</text:span> d<text:span text:style-name="T56">o nosso</text:span> sono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<text:span text:style-name="T56">ode ter consequências dramáticas.</text:span>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<text:span text:style-name="T56">Vamos ter</text:span> problemas</text:p>
      <text:p text:style-name="P1">li<text:span text:style-name="T56">gado</text:span>s <text:span text:style-name="T56">à</text:span> diab<text:span text:style-name="T56">e</text:span>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<text:span text:style-name="T56">e também</text:span> problemas alimenta<text:span text:style-name="T56">res</text:span>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<text:soft-page-break/><text:span text:style-name="T56">ligados a isso</text:span>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83"><text:span text:style-name="T56">Vamos ter</text:span> problemas</text:p>
      <text:p text:style-name="P83">cardiovascula<text:span text:style-name="T56">res</text:span>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123">com hipertensão associada,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<text:span text:style-name="T58">e também teremos</text:span> perturba<text:span text:style-name="T58">çõe</text:span>s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<text:span text:style-name="T58">e podem resultar em</text:span> c<text:span text:style-name="T58">â</text:span>ncer<text:span text:style-name="T58">e</text:span>s</text:p>
      <text:p text:style-name="P1">e <text:span text:style-name="T58">coisas assim.</text:span>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<text:span text:style-name="T59">O distúrbio do</text:span> sono ser<text:span text:style-name="T59">ia</text:span></text:p>
      <text:p text:style-name="P1"><text:span text:style-name="T59">a nova patologia do século</text:span>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<text:span text:style-name="T59">O que é certo</text:span>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85">#é qu<text:span text:style-name="T59">e também</text:span></text:p>
      <text:p text:style-name="P85"><text:span text:style-name="T59">é um negócio próspero</text:span>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<text:span text:style-name="T59">Travesseiro</text:span> inteligent<text:span text:style-name="T59">e</text:span>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<text:span text:style-name="T59">a</text:span> de respira<text:span text:style-name="T59">ção</text:span>,#</text:p>
      <text:p text:style-name="P1"/>
      <text:p text:style-name="Texte_20_brut"><text:span text:style-name="T3"><text:s/></text:span><text:span text:style-name="T1">926: 00:48:44.18 00:48:48.05 <text:s/>Duration 00:00:03.12 <text:s/>59</text:span></text:p>
      <text:p text:style-name="P85">#ou <text:span text:style-name="T59">ainda máscara</text:span> indu<text:span text:style-name="T59">tora de</text:span> sono</text:p>
      <text:p text:style-name="P85">p<text:span text:style-name="T59">o</text:span>r h<text:span text:style-name="T59">i</text:span>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<text:span text:style-name="T59">o que oferece há pouco tempo</text:span></text:p>
      <text:p text:style-name="P1"><text:span text:style-name="T59">essa</text:span> startup bas<text:span text:style-name="T59">eada em</text:span>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<text:span text:style-name="T59">no sul</text:span> da Fran<text:span text:style-name="T59">ça</text:span>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<text:span text:style-name="T59">a etapa</text:span> de fabrica<text:span text:style-name="T59">ção</text:span></text:p>
      <text:p text:style-name="P1">d<text:span text:style-name="T59">a embalagem</text:span>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86">depois trabalharemos</text:p>
      <text:p text:style-name="P1"><text:span text:style-name="T59">na instalação dos cabos</text:span> USB</text:p>
      <text:p text:style-name="P1"/>
      <text:p text:style-name="P105"><text:span text:style-name="T3"><text:s/></text:span><text:span text:style-name="T1">931: 00:48:58.17 00:49:01.10 <text:s/>Duration 00:00:02.18 <text:s/>46</text:span></text:p>
      <text:p text:style-name="P85">e <text:span text:style-name="T59">do manual</text:span></text:p>
      <text:p text:style-name="P86">que será colocado dentro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 <text:span text:style-name="T60">aqui, toda a 1ª </text:span>base</text:p>
      <text:p text:style-name="P87">estará pronta</text:p>
      <text:p text:style-name="P1"/>
      <text:p text:style-name="Texte_20_brut"><text:soft-page-break/><text:span text:style-name="T3"><text:s/></text:span><text:span text:style-name="T1">933: 00:49:03.13 00:49:05.16 <text:s/>Duration 00:00:02.03 <text:s/>36</text:span></text:p>
      <text:p text:style-name="P1">p<text:span text:style-name="T60">ara colocar a máscara</text:span> Hypno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<text:span text:style-name="T60">A máscara é</text:span> distribu<text:span text:style-name="T60">ída</text:span></text:p>
      <text:p text:style-name="P1"><text:span text:style-name="T60">em vários países</text:span> europ<text:span text:style-name="T60">eu</text:span>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<text:span text:style-name="T60">Suíça inclusive</text:span>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88">#e <text:span text:style-name="T60">por enquanto,</text:span></text:p>
      <text:p text:style-name="P88"><text:span text:style-name="T60">os negócios vão bem.</text:span>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87">Começamos a vender</text:p>
      <text:p text:style-name="P87">por volta de maio do ano passado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<text:span text:style-name="T60">No começo,</text:span> fabri<text:span text:style-name="T60">cávamos</text:span></text:p>
      <text:p text:style-name="P1"><text:span text:style-name="T60">na nossa</text:span> garage<text:span text:style-name="T60">m</text:span>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88"><text:span text:style-name="T60">Tínhamos dezenas de máscaras</text:span>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88">E <text:span text:style-name="T60">de repente passamos</text:span></text:p>
      <text:p text:style-name="P87">a grandes distribuidore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87">que compraram</text:p>
      <text:p text:style-name="P88"><text:span text:style-name="T60">milhares delas</text:span>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87">Tivemos um belo crescimento</text:p>
      <text:p text:style-name="P87">ano passado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87">que vai continuar este ano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multipli<text:span text:style-name="T60">c</text:span>an<text:span text:style-name="T60">do po</text:span>r 3 ou 4</text:p>
      <text:p text:style-name="P87">nosso faturamento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 <text:span text:style-name="T60">aí</text:span>, <text:span text:style-name="T61">selecionamos..</text:span>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<text:span text:style-name="T61">Cada máscara custa</text:span></text:p>
      <text:p text:style-name="P1"><text:span text:style-name="T61">em torno </text:span>de 200 CHF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<text:span text:style-name="T61">s nosso teste foi</text:span> gratuit<text:span text:style-name="T61">o</text:span>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<text:span text:style-name="T61">então me dei esse pequeno prazer</text:span>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<text:span text:style-name="T61">m</text:span> program<text:span text:style-name="T61">a</text:span> de 10 minut<text:span text:style-name="T61">o</text:span>s</text:p>
      <text:p text:style-name="P1">de pr<text:span text:style-name="T61">eparação para o</text:span> sono,#</text:p>
      <text:p text:style-name="P1"><text:soft-page-break/></text:p>
      <text:p text:style-name="Texte_20_brut"><text:span text:style-name="T3"><text:s/></text:span><text:span text:style-name="T1">950: 00:49:46.17 00:49:49.17 <text:s/>Duration 00:00:03.00 <text:s/>51</text:span></text:p>
      <text:p text:style-name="P1">#<text:span text:style-name="T61">com</text:span> voz, vibra<text:span text:style-name="T61">çõe</text:span>s, so<text:span text:style-name="T61">m</text:span> e lu<text:span text:style-name="T61">z</text:span>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<text:span text:style-name="T61">cê vai se</text:span> concentr<text:span text:style-name="T61">a</text:span>r</text:p>
      <text:p text:style-name="P1"><text:span text:style-name="T61">na sua</text:span> respira<text:span text:style-name="T61">ção</text:span>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<text:span text:style-name="T61">Respirando segundo um ritmo</text:span></text:p>
      <text:p text:style-name="P1">b<text:span text:style-name="T61">em</text:span> <text:span text:style-name="T61">específico</text:span>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<text:span text:style-name="T61">cê chega</text:span> progressiv<text:span text:style-name="T61">a</text:span>ment<text:span text:style-name="T61">e</text:span></text:p>
      <text:p text:style-name="P1"><text:span text:style-name="T61">a um profundo </text:span>relaxa<text:span text:style-name="T61">mento</text:span>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<text:span text:style-name="T61">em que seu</text:span> organism<text:span text:style-name="T61">o</text:span></text:p>
      <text:p text:style-name="P1">va<text:span text:style-name="T61">i poder aprender</text:span>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<text:span text:style-name="T61">eaprender a repousa</text:span>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<text:span text:style-name="T61">esultado comprovado</text:span>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<text:span text:style-name="T61">s é bom saber</text:span>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<text:span text:style-name="T61">eu tinha passado</text:span></text:p>
      <text:p text:style-name="P1">4 h<text:span text:style-name="T61">oras dirigindo</text:span>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<text:span text:style-name="T61">Mesmo assim</text:span>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<text:span text:style-name="T61">m</text:span> g<text:span text:style-name="T61">e</text:span>ral, é <text:span text:style-name="T61">muito</text:span> relaxant<text:span text:style-name="T61">e</text:span>.</text:p>
      <text:p text:style-name="P1">-<text:span text:style-name="T61">Sim</text:span>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<text:span text:style-name="T61">O</text:span> paradox<text:span text:style-name="T61">o desses aparelho</text:span>s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<text:span text:style-name="T61">e são todos conectados,</text:span></text:p>
      <text:p text:style-name="P1">ou <text:span text:style-name="T61">quase todos</text:span>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<text:span text:style-name="T61">Podemos preparar nosso</text:span> sono,</text:p>
      <text:p text:style-name="P1">mas <text:span text:style-name="T61">também </text:span>auscult<text:span text:style-name="T61">á-lo</text:span>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89">#e <text:span text:style-name="T61">medi-lo como faríamos</text:span></text:p>
      <text:p text:style-name="P89"><text:span text:style-name="T61">nas sessões de corrida</text:span>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<text:span text:style-name="T61">Tratar nossas noites</text:span></text:p>
      <text:p text:style-name="P1">d<text:span text:style-name="T61">esreguladas pelas tela</text:span>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<text:soft-page-break/>#<text:span text:style-name="T61">passando tempo nas tela</text:span>s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<text:span text:style-name="T61">meio que curar o mal pelo mal</text:span>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90">Isso fixa a atenção,</text:p>
      <text:p text:style-name="P90">olhar toda manhã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90">quanto tivemos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<text:span text:style-name="T62">e horas</text:span> de sono,</text:p>
      <text:p text:style-name="P1"><text:span text:style-name="T62">de</text:span> sono prof<text:span text:style-name="T62">undo ou leve,</text:span>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90">por um lado</text:p>
      <text:p text:style-name="P91"><text:span text:style-name="T62">porque vai focalizar no sono</text:span>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91">e <text:span text:style-name="T62">algo que não era</text:span></text:p>
      <text:p text:style-name="P90">problemático antes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91"><text:span text:style-name="T62">vai se tornar um</text:span> problema,</text:p>
      <text:p text:style-name="P1"/>
      <text:p text:style-name="Texte_20_brut"><text:span text:style-name="T3"><text:s/></text:span><text:span text:style-name="T1">974: 00:50:54.12 00:50:56.03 <text:s/>Duration 00:00:01.16 <text:s/>28</text:span></text:p>
      <text:p text:style-name="P92">p<text:span text:style-name="T63">ois você começa</text:span></text:p>
      <text:p text:style-name="P92"><text:span text:style-name="T63">a se preocupar</text:span>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93">porque houve</text:p>
      <text:p text:style-name="P92"><text:span text:style-name="T63">muito pouco sono profundo</text:span>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 <text:span text:style-name="T63">você vai</text:span> pens<text:span text:style-name="T63">a</text:span>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92">que <text:span text:style-name="T63">o dia será</text:span></text:p>
      <text:p text:style-name="P92"><text:span text:style-name="T63">muito difícil de aguentar</text:span>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<text:span text:style-name="T63">Então</text:span>, <text:span text:style-name="T63">o </text:span>que no<text:span text:style-name="T63">s resta</text:span>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92">#<text:span text:style-name="T63">Voltar ao simples bom senso,</text:span></text:p>
      <text:p text:style-name="P92"><text:span text:style-name="T63">talvez.</text:span>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93">A solução seria</text:p>
      <text:p text:style-name="P1"><text:span text:style-name="T63">seguir o</text:span> c<text:span text:style-name="T63">i</text:span>cl<text:span text:style-name="T63">o</text:span> natur<text:span text:style-name="T63">a</text:span>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adapt<text:span text:style-name="T63">a</text:span>r-<text:span text:style-name="T63">se</text:span> à <text:span text:style-name="T63">luz natural.</text:span>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<text:span text:style-name="T63">o longo do dia </text:span>você<text:span text:style-name="T63"> tem luz,</text:span>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93"><text:soft-page-break/>e é preciso ter luz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<text:span text:style-name="T63">ara</text:span> <text:span text:style-name="T63">e</text:span>stimul<text:span text:style-name="T63">a</text:span>r <text:span text:style-name="T63">a pessoa.</text:span>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<text:span text:style-name="T63">Então a luz é</text:span> positiv<text:span text:style-name="T63">a</text:span></text:p>
      <text:p text:style-name="P1">p<text:span text:style-name="T63">ara ficar desperto.</text:span>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<text:span text:style-name="T63">o longo da noite,</text:span></text:p>
      <text:p text:style-name="P1">v<text:span text:style-name="T63">ai ter uma diminuição</text:span>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<text:span text:style-name="T63">a luz do dia,</text:span>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<text:span text:style-name="T63">ma</text:span> diminu<text:span text:style-name="T63">ição com noite</text:span> total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 é a<text:span text:style-name="T63">o longo da noite</text:span>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93">portanto sem luz,</text:p>
      <text:p text:style-name="P1">que você<text:span text:style-name="T63"> poderá</text:span> dormir.</text:p>
      <text:p text:style-name="P1"/>
      <text:p text:style-name="Texte_20_brut"><text:span text:style-name="T3"><text:s/></text:span><text:span text:style-name="T1">991: 00:51:34.16 00:51:38.03 <text:s/>Duration 00:00:03.12 <text:s/>59</text:span></text:p>
      <text:p text:style-name="P1">#<text:span text:style-name="T63">Voltar ao ritmo</text:span> natur<text:span text:style-name="T63">a</text:span>l</text:p>
      <text:p text:style-name="P1"><text:span text:style-name="T63">foi</text:span> <text:span text:style-name="T63">o que</text:span> f<text:span text:style-name="T63">ez</text:span>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<text:span text:style-name="T63">a</text:span> <text:span text:style-name="T63">finalmente recuperou</text:span></text:p>
      <text:p text:style-name="P1">u<text:span text:style-name="T63">m</text:span> sono r<text:span text:style-name="T63">eparado</text:span>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<text:span text:style-name="T63">s isso não veio sozinho</text:span>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94">Eu assistia ao jornal do dia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<text:span text:style-name="T64">entrava no</text:span> Facebook,</text:p>
      <text:p text:style-name="P1">p<text:span text:style-name="T64">orque tenho uma associação</text:span>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 <text:span text:style-name="T64">tem muita gente no</text:span>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94">Às vezes, respondo à noite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 <text:span text:style-name="T64">aí, era realmente</text:span>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94">Eu tinha a impressão</text:p>
      <text:p text:style-name="P1">que <text:span text:style-name="T64">isso me relaxava,</text:span></text:p>
      <text:p text:style-name="P1"/>
      <text:p text:style-name="P1">1000: 00:51:59.21 00:52:02.13 <text:s/>Duration 00:00:02.17 <text:s/>46</text:p>
      <text:p text:style-name="P95">e <text:span text:style-name="T64">na verdade,</text:span></text:p>
      <text:p text:style-name="P94">depois de um tempo, eu percebi</text:p>
      <text:p text:style-name="P1"><text:soft-page-break/></text:p>
      <text:p text:style-name="P1">1001: 00:52:02.17 00:52:04.11 <text:s/>Duration 00:00:01.19 <text:s/>30</text:p>
      <text:p text:style-name="P94">que não era bem assim.</text:p>
      <text:p text:style-name="P1"/>
      <text:p text:style-name="P1">1002: 00:52:04.15 00:52:07.07 <text:s/>Duration 00:00:02.17 <text:s/>46</text:p>
      <text:p text:style-name="P94">Na verdade,</text:p>
      <text:p text:style-name="P94">meu cérebro não parava nunca.</text:p>
      <text:p text:style-name="P1"/>
      <text:p text:style-name="P1">1003: 00:52:07.21 00:52:10.00 <text:s/>Duration 00:00:02.04 <text:s/>37</text:p>
      <text:p text:style-name="P1"><text:span text:style-name="T64">A certa altura, eu concluí</text:span>...</text:p>
      <text:p text:style-name="P1"/>
      <text:p text:style-name="P1">1004: 00:52:10.04 00:52:12.06 <text:s/>Duration 00:00:02.02 <text:s/>35</text:p>
      <text:p text:style-name="P94">Não gosto</text:p>
      <text:p text:style-name="P95"><text:span text:style-name="T64">de ser dependente das coisas</text:span>,</text:p>
      <text:p text:style-name="P1"/>
      <text:p text:style-name="P1">1005: 00:52:12.10 00:52:15.09 <text:s/>Duration 00:00:02.24 <text:s/>50</text:p>
      <text:p text:style-name="P94">então cheguei à conclusão</text:p>
      <text:p text:style-name="P94">que precisava de mais higiene.</text:p>
      <text:p text:style-name="P1"/>
      <text:p text:style-name="P1">1006: 00:52:15.13 00:52:18.04 <text:s/>Duration 00:00:02.16 <text:s/>45</text:p>
      <text:p text:style-name="P94">Portanto,</text:p>
      <text:p text:style-name="P94">nunca mais celular na cama,</text:p>
      <text:p text:style-name="P1"/>
      <text:p text:style-name="P1">1007: 00:52:18.08 00:52:21.06 <text:s/>Duration 00:00:02.23 <text:s/>50</text:p>
      <text:p text:style-name="P95">e <text:span text:style-name="T64">nunca mais horas</text:span></text:p>
      <text:p text:style-name="P95"><text:span text:style-name="T64">antes de dormi</text:span>r.</text:p>
      <text:p text:style-name="P1"/>
      <text:p text:style-name="P1">1008: 00:52:21.10 00:52:22.13 <text:s/>Duration 00:00:01.03 <text:s/>19</text:p>
      <text:p text:style-name="P94">Temos de largá-lo.</text:p>
      <text:p text:style-name="P1"/>
      <text:p text:style-name="P1">1009: 00:52:23.14 00:52:26.08 <text:s/>Duration 00:00:02.19 <text:s/>47</text:p>
      <text:p text:style-name="P1">#<text:span text:style-name="T64">Ela</text:span> <text:span text:style-name="T64">desliga as telas</text:span></text:p>
      <text:p text:style-name="P1"><text:span text:style-name="T64">1 hora antes de ir para a cama</text:span>.#</text:p>
      <text:p text:style-name="P1"/>
      <text:p text:style-name="P1">1010: 00:52:26.12 00:52:28.12 <text:s/>Duration 00:00:02.00 <text:s/>34</text:p>
      <text:p text:style-name="P1">#El<text:span text:style-name="T64">a</text:span> dor<text:span text:style-name="T64">me no escuro</text:span> total#</text:p>
      <text:p text:style-name="P1"/>
      <text:p text:style-name="P1">1011: 00:52:28.17 00:52:31.17 <text:s/>Duration 00:00:03.00 <text:s/>51</text:p>
      <text:p text:style-name="P1">#e <text:span text:style-name="T64">desperta suavemente</text:span></text:p>
      <text:p text:style-name="P1"><text:span text:style-name="T64">com um</text:span> simula<text:span text:style-name="T64">dor de aurora</text:span>.#</text:p>
      <text:p text:style-name="P1"/>
      <text:p text:style-name="P1">1012: 00:52:32.17 00:52:34.18 <text:s/>Duration 00:00:02.01 <text:s/>35</text:p>
      <text:p text:style-name="P1">Vo<text:span text:style-name="T64">cê nem nota que tem despertador.</text:span></text:p>
      <text:p text:style-name="P1"/>
      <text:p text:style-name="P1">1013: 00:52:34.22 00:52:36.18 <text:s/>Duration 00:00:01.21 <text:s/>31</text:p>
      <text:p text:style-name="P1">É <text:span text:style-name="T64">isso que é formidável.</text:span></text:p>
      <text:p text:style-name="P1"/>
      <text:p text:style-name="P1">1014: 00:52:36.22 00:52:40.04 <text:s/>Duration 00:00:03.07 <text:s/>56</text:p>
      <text:p text:style-name="P1">#É <text:span text:style-name="T64">o preço a pagar</text:span></text:p>
      <text:p text:style-name="P1"><text:span text:style-name="T64">para recuperar um bom</text:span> sono.#</text:p>
      <text:p text:style-name="P1"/>
      <text:p text:style-name="P1">1015: 00:52:40.08 00:52:43.04 <text:s/>Duration 00:00:02.21 <text:s/>48</text:p>
      <text:p text:style-name="P95">#<text:span text:style-name="T64">Outras pessoas</text:span></text:p>
      <text:p text:style-name="P95"><text:span text:style-name="T64">também seguem </text:span>tra<text:span text:style-name="T64">tamentos</text:span>#</text:p>
      <text:p text:style-name="P1"/>
      <text:p text:style-name="P1">1016: 00:52:43.09 00:52:44.17 <text:s/>Duration 00:00:01.08 <text:s/>22</text:p>
      <text:p text:style-name="P1">#à base de m<text:span text:style-name="T64">e</text:span>latonin<text:span text:style-name="T64">a</text:span>#</text:p>
      <text:p text:style-name="P1"/>
      <text:p text:style-name="P1">1017: 00:52:44.21 00:52:47.14 <text:s/>Duration 00:00:02.18 <text:s/>46</text:p>
      <text:p text:style-name="P1">#ou <text:span text:style-name="T64">também fazem sessões</text:span></text:p>
      <text:p text:style-name="P1"><text:soft-page-break/>de luminot<text:span text:style-name="T64">erapia</text:span>.#</text:p>
      <text:p text:style-name="P1"/>
      <text:p text:style-name="P1">1018: 00:52:47.18 00:52:48.24 <text:s/>Duration 00:00:01.06 <text:s/>21</text:p>
      <text:p text:style-name="P1">#Ma<text:span text:style-name="T64">s resta uma dúvida</text:span>:#</text:p>
      <text:p text:style-name="P1"/>
      <text:p text:style-name="P1">1019: 00:52:49.04 00:52:51.11 <text:s/>Duration 00:00:02.07 <text:s/>39</text:p>
      <text:p text:style-name="P95">#s<text:span text:style-name="T64">erá que vamos recuperar</text:span></text:p>
      <text:p text:style-name="P95"><text:span text:style-name="T64">o sono de outrora</text:span>?#</text:p>
      <text:p text:style-name="P1"/>
      <text:p text:style-name="P1">1020: 00:52:51.15 00:52:54.04 <text:s/>Duration 00:00:02.14 <text:s/>44</text:p>
      <text:p text:style-name="P1">#<text:span text:style-name="T64">Pois bem, nada é mais incerto</text:span>.#</text:p>
      <text:p text:style-name="P1"/>
      <text:p text:style-name="P1">1021: 00:52:54.09 00:52:55.20 <text:s/>Duration 00:00:01.11 <text:s/>24</text:p>
      <text:p text:style-name="P1"><text:span text:style-name="T64">O</text:span> problema <text:span text:style-name="T64">de hoje</text:span></text:p>
      <text:p text:style-name="P1"/>
      <text:p text:style-name="P1">1022: 00:52:55.24 00:52:59.17 <text:s/>Duration 00:00:03.18 <text:s/>63</text:p>
      <text:p text:style-name="P1">é que <text:span text:style-name="T64">estamo</text:span>s totalment<text:span text:style-name="T64">e fora</text:span></text:p>
      <text:p text:style-name="P1"/>
      <text:p text:style-name="P1">1023: 00:52:59.21 00:53:02.22 <text:s/>Duration 00:00:03.01 <text:s/>52</text:p>
      <text:p text:style-name="P1"><text:span text:style-name="T64">do nosso ritmo</text:span> natur<text:span text:style-name="T64">a</text:span>l.</text:p>
      <text:p text:style-name="P1"/>
      <text:p text:style-name="P1">1024: 00:53:03.02 00:53:06.19 <text:s/>Duration 00:00:03.17 <text:s/>63</text:p>
      <text:p text:style-name="P94">Hoje em dia, somos submetidos</text:p>
      <text:p text:style-name="P94">a diversos fatores,</text:p>
      <text:p text:style-name="P1"/>
      <text:p text:style-name="P1">1025: 00:53:06.24 00:53:11.09 <text:s/>Duration 00:00:04.10 <text:s/>75</text:p>
      <text:p text:style-name="P129">então está claro</text:p>
      <text:p text:style-name="P96"><text:span text:style-name="T64">que sem se isolar no meio do mato</text:span>,</text:p>
      <text:p text:style-name="P1"/>
      <text:p text:style-name="P1">1026: 00:53:11.13 00:53:14.10 <text:s/>Duration 00:00:02.22 <text:s/>49</text:p>
      <text:p text:style-name="P97">sempre estaremos</text:p>
      <text:p text:style-name="P96"><text:span text:style-name="T65">numa atividade</text:span> social</text:p>
      <text:p text:style-name="P1"/>
      <text:p text:style-name="P1">1027: 00:53:14.14 00:53:16.17 <text:s/>Duration 00:00:02.03 <text:s/>36</text:p>
      <text:p text:style-name="P1">qu<text:span text:style-name="T65">e certamente vai</text:span> perturb<text:span text:style-name="T65">a</text:span>r</text:p>
      <text:p text:style-name="P1">no<text:span text:style-name="T65">sso</text:span> sono,</text:p>
      <text:p text:style-name="P1"/>
      <text:p text:style-name="P1">1028: 00:53:16.21 00:53:19.01 <text:s/>Duration 00:00:02.05 <text:s/>37</text:p>
      <text:p text:style-name="P1">e <text:span text:style-name="T65">a duração do nosso</text:span> sono,</text:p>
      <text:p text:style-name="P1"/>
      <text:p text:style-name="P1">1029: 00:53:19.05 00:53:23.19 <text:s/>Duration 00:00:04.14 <text:s/>78</text:p>
      <text:p text:style-name="P1">quand<text:span text:style-name="T65">o vemos a evolução</text:span></text:p>
      <text:p text:style-name="P1"><text:span text:style-name="T65">do</text:span>s <text:span text:style-name="T65">últimos</text:span> 50 <text:span text:style-name="T65">ano</text:span>s,</text:p>
      <text:p text:style-name="P1"/>
      <text:p text:style-name="P1">1030: 00:53:23.23 00:53:27.18 <text:s/>Duration 00:00:03.20 <text:s/>65</text:p>
      <text:p text:style-name="P97">vemos que hoje</text:p>
      <text:p text:style-name="P1"><text:span text:style-name="T65">a duração do</text:span> sono d<text:span text:style-name="T65">e uma pessoa</text:span></text:p>
      <text:p text:style-name="P1"/>
      <text:p text:style-name="P1">1031: 00:53:27.22 00:53:29.09 <text:s/>Duration 00:00:01.12 <text:s/>25</text:p>
      <text:p text:style-name="P130">foi claramente reduzida.</text:p>
      <text:p text:style-name="P1"/>
      <text:p text:style-name="P1">1032: 00:53:30.15 00:53:34.05 <text:s/>Duration 00:00:03.15 <text:s/>61</text:p>
      <text:p text:style-name="P1">E <text:span text:style-name="T65">ela está</text:span> destin<text:span text:style-name="T65">ada</text:span>, <text:span text:style-name="T65">talvez</text:span>,</text:p>
      <text:p text:style-name="P1"><text:span text:style-name="T65">a diminuir ainda mais</text:span>.</text:p>
      <text:p text:style-name="P1"/>
      <text:p text:style-name="P1">1033: 00:53:35.10 00:53:38.11 <text:s/>Duration 00:00:03.01 <text:s/>52</text:p>
      <text:p text:style-name="P1">#E<text:span text:style-name="T65">m um século, nós já perdemos</text:span></text:p>
      <text:p text:style-name="P1">1 h<text:span text:style-name="T65">ora e meia</text:span> de sono.#</text:p>
      <text:p text:style-name="P1"/>
      <text:p text:style-name="P1">1034: 00:53:38.15 00:53:41.06 <text:s/>Duration 00:00:02.16 <text:s/>45</text:p>
      <text:p text:style-name="P96"><text:soft-page-break/>#E <text:span text:style-name="T65">hoje,</text:span></text:p>
      <text:p text:style-name="P96"><text:span text:style-name="T65">com a onipresença das telas,</text:span>#</text:p>
      <text:p text:style-name="P1"/>
      <text:p text:style-name="P1">1035: 00:53:41.10 00:53:43.22 <text:s/>Duration 00:00:02.12 <text:s/>42</text:p>
      <text:p text:style-name="P96">#<text:span text:style-name="T65">esse fenômeno</text:span></text:p>
      <text:p text:style-name="P96"><text:span text:style-name="T65">pode acelerar ainda mais</text:span>.#</text:p>
      <text:p text:style-name="P1"/>
      <text:p text:style-name="P1">1036: 00:53:52.21 00:53:54.01 <text:s/>Duration 00:00:01.05 <text:s/>20</text:p>
      <text:p text:style-name="P1">É <text:span text:style-name="T65">o fim deste programa</text:span>.</text:p>
      <text:p text:style-name="P1"/>
      <text:p text:style-name="P1">1037: 00:53:54.05 00:53:56.20 <text:s/>Duration 00:00:02.15 <text:s/>44</text:p>
      <text:p text:style-name="P96">Vo<text:span text:style-name="T65">cê pode nos encontrar</text:span></text:p>
      <text:p text:style-name="P96"><text:span text:style-name="T65">em outras telas</text:span>,</text:p>
      <text:p text:style-name="P1"/>
      <text:p text:style-name="P1">1038: 00:53:56.24 00:53:57.24 <text:s/>Duration 00:00:01.00 <text:s/>17</text:p>
      <text:p text:style-name="P1"><text:span text:style-name="T65">nas redes sociais</text:span>.</text:p>
      <text:p text:style-name="P1"/>
      <text:p text:style-name="P1">1039: 00:53:58.04 00:54:00.18 <text:s/>Duration 00:00:02.14 <text:s/>44</text:p>
      <text:p text:style-name="P96">N<text:span text:style-name="T65">ão hesitem em nos comunicar</text:span></text:p>
      <text:p text:style-name="P97">suas críticas,</text:p>
      <text:p text:style-name="P1"/>
      <text:p text:style-name="P1">1040: 00:54:00.22 00:54:02.05 <text:s/>Duration 00:00:01.08 <text:s/>22</text:p>
      <text:p text:style-name="P97">comentários,</text:p>
      <text:p text:style-name="P1"/>
      <text:p text:style-name="P1">1041: 00:54:02.09 00:54:05.20 <text:s/>Duration 00:00:03.11 <text:s/>58</text:p>
      <text:p text:style-name="P1">ou no<text:span text:style-name="T65">s enviar um</text:span> e-mail</text:p>
      <text:p text:style-name="P1"><text:span text:style-name="T65">a</text:span> miseaupoint@rts.ch</text:p>
      <text:p text:style-name="P1"/>
      <text:p text:style-name="P1">1042: 00:54:05.24 00:54:08.19 <text:s/>Duration 00:00:02.20 <text:s/>48</text:p>
      <text:p text:style-name="P1">ou no<text:span text:style-name="T65">s deixar uma mensagem de voz</text:span></text:p>
      <text:p text:style-name="P97">no número na tela.</text:p>
      <text:p text:style-name="P1"/>
      <text:p text:style-name="P1">1043: 00:54:08.23 00:54:12.20 <text:s/>Duration 00:00:03.22 <text:s/>66</text:p>
      <text:p text:style-name="P1">N<text:span text:style-name="T66">ós falaremos dos melhores</text:span></text:p>
      <text:p text:style-name="P98">no começo do próximo programa,</text:p>
      <text:p text:style-name="P1"/>
      <text:p text:style-name="P1">1044: 00:54:13.00 00:54:15.23 <text:s/>Duration 00:00:02.23 <text:s/>50</text:p>
      <text:p text:style-name="P98">que será apresentado</text:p>
      <text:p text:style-name="P1">p<text:span text:style-name="T66">o</text:span>r Sébastien Faure.</text:p>
      <text:p text:style-name="P1"/>
      <text:p text:style-name="P1">1045: 00:54:16.02 00:54:19.23 <text:s/>Duration 00:00:03.21 <text:s/>65</text:p>
      <text:p text:style-name="P98">Desejo a vocês uma boa noite</text:p>
      <text:p text:style-name="P1">e <text:span text:style-name="T66">uma ótima</text:span> sema<text:span text:style-name="T66">na</text:span>. A<text:span text:style-name="T66">té logo</text:span>.</text:p>
      <text:p text:style-name="P1"/>
      <text:p text:style-name="P1">1046: 00:54:29.11 00:54:32.11 <text:s/>Duration 00:00:03.00 <text:s/>51</text:p>
      <text:p text:style-name="P99"><text:span text:style-name="T66">Adaptação</text:span>: <text:span text:style-name="T66">Adriana Gasparoni</text:span></text:p>
      <text:p text:style-name="P99"><text:span text:style-name="T66">Legendagem: </text:span>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4T22:59:52.195000000</dc:date>
    <meta:editing-cycles>41</meta:editing-cycles>
    <meta:editing-duration>PT9H41M48S</meta:editing-duration>
    <meta:generator>LibreOffice/5.4.6.2$Windows_X86_64 LibreOffice_project/4014ce260a04f1026ba855d3b8d91541c224eab8</meta:generator>
    <meta:document-statistic meta:table-count="0" meta:image-count="0" meta:object-count="0" meta:page-count="62" meta:paragraph-count="2661" meta:word-count="12742" meta:character-count="94536" meta:non-whitespace-character-count="81255"/>
  </office:meta>
</office:document-meta>
</file>